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59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736in"/>
    </style:style>
    <style:style style:name="co9" style:family="table-column">
      <style:table-column-properties fo:break-before="auto" style:column-width="0.6228in"/>
    </style:style>
    <style:style style:name="co10" style:family="table-column">
      <style:table-column-properties fo:break-before="auto" style:column-width="0.5339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7516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4945in"/>
    </style:style>
    <style:style style:name="co18" style:family="table-column">
      <style:table-column-properties fo:break-before="auto" style:column-width="0.9098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2764in"/>
    </style:style>
    <style:style style:name="co23" style:family="table-column">
      <style:table-column-properties fo:break-before="auto" style:column-width="0.672in"/>
    </style:style>
    <style:style style:name="co24" style:family="table-column">
      <style:table-column-properties fo:break-before="auto" style:column-width="0.5138in"/>
    </style:style>
    <style:style style:name="co25" style:family="table-column">
      <style:table-column-properties fo:break-before="auto" style:column-width="0.6327in"/>
    </style:style>
    <style:style style:name="co26" style:family="table-column">
      <style:table-column-properties fo:break-before="auto" style:column-width="0.5244in"/>
    </style:style>
    <style:style style:name="co27" style:family="table-column">
      <style:table-column-properties fo:break-before="auto" style:column-width="0.7417in"/>
    </style:style>
    <style:style style:name="co28" style:family="table-column">
      <style:table-column-properties fo:break-before="auto" style:column-width="0.5929in"/>
    </style:style>
    <style:style style:name="co29" style:family="table-column">
      <style:table-column-properties fo:break-before="auto" style:column-width="0.811in"/>
    </style:style>
    <style:style style:name="co30" style:family="table-column">
      <style:table-column-properties fo:break-before="auto" style:column-width="1.1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Raw" table:style-name="ta1">
        <table:shapes>
          <draw:frame draw:z-index="0" draw:style-name="gr1" svg:width="5.728in" svg:height="3.5189in" svg:x="14.3543in" svg:y="4.6146in">
            <draw:object draw:notify-on-update-of-ranges="Raw.A17:Raw.A17 Raw.B17:Raw.W17 Raw.A25:Raw.A25 Raw.B25:Raw.AD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728in" svg:height="3.5177in" svg:x="0.0925in" svg:y="4.672in">
            <draw:object draw:notify-on-update-of-ranges="Raw.A13:Raw.A13 Raw.B13:Raw.W13 Raw.A21:Raw.A21 Raw.B21:Raw.AD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728in" svg:height="3.5177in" svg:x="0.0469in" svg:y="8.3701in">
            <draw:object draw:notify-on-update-of-ranges="Raw.A14:Raw.A14 Raw.B14:Raw.W14 Raw.A22:Raw.A22 Raw.B22:Raw.AD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5.728in" svg:height="3.5177in" svg:x="7.2756in" svg:y="4.6835in">
            <draw:object draw:notify-on-update-of-ranges="Raw.A15:Raw.A15 Raw.B15:Raw.W15 Raw.A23:Raw.A23 Raw.B23:Raw.AD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5.728in" svg:height="3.5177in" svg:x="7.3567in" svg:y="8.3472in">
            <draw:object draw:notify-on-update-of-ranges="Raw.A16:Raw.A16 Raw.B16:Raw.W16 Raw.A24:Raw.A24 Raw.B24:Raw.AD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3051in" svg:height="3.5402in" svg:x="13.6732in" svg:y="8.6606in">
            <draw:object draw:notify-on-update-of-ranges="Raw.A8:Raw.A8 Raw.B8:Raw.W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19.6319in" svg:height="7.7193in" svg:x="0.4618in" svg:y="12.4587in">
            <draw:object draw:notify-on-update-of-ranges="Raw.A8:Raw.A11 Raw.B8:Raw.B11 Raw.C8:Raw.C11 Raw.D8:Raw.D11 Raw.E8:Raw.E11 Raw.F8:Raw.F11 Raw.G8:Raw.G11 Raw.H8:Raw.H11 Raw.I8:Raw.I11 Raw.J8:Raw.J11 Raw.K8:Raw.K11 Raw.L8:Raw.L11 Raw.M8:Raw.M11 Raw.N8:Raw.N11 Raw.O8:Raw.O11 Raw.P8:Raw.P11 Raw.Q8:Raw.Q11 Raw.R8:Raw.R11 Raw.S8:Raw.S11 Raw.T8:Raw.T11 Raw.U8:Raw.U11 Raw.V8:Raw.V11 Raw.W8:Raw.W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Belleville</text:p>
          </table:table-cell>
          <table:table-cell office:value-type="string">
            <text:p>Lecourbe</text:p>
          </table:table-cell>
          <table:table-cell office:value-type="string">
            <text:p>Vaugirard</text:p>
          </table:table-cell>
          <table:table-cell office:value-type="string">
            <text:p>Courcelles</text:p>
          </table:table-cell>
          <table:table-cell office:value-type="string">
            <text:p>République</text:p>
          </table:table-cell>
          <table:table-cell office:value-type="string">
            <text:p>Villette</text:p>
          </table:table-cell>
          <table:table-cell office:value-type="string">
            <text:p>Neuilly</text:p>
          </table:table-cell>
          <table:table-cell office:value-type="string">
            <text:p>Paradis</text:p>
          </table:table-cell>
          <table:table-cell office:value-type="string">
            <text:p>Mozart</text:p>
          </table:table-cell>
          <table:table-cell office:value-type="string">
            <text:p>Saint-Michel</text:p>
          </table:table-cell>
          <table:table-cell office:value-type="string">
            <text:p>Pigalle</text:p>
          </table:table-cell>
          <table:table-cell office:value-type="string">
            <text:p>Matignon</text:p>
          </table:table-cell>
          <table:table-cell office:value-type="string">
            <text:p>Malesherbes</text:p>
          </table:table-cell>
          <table:table-cell office:value-type="string">
            <text:p>Henri-Martin</text:p>
          </table:table-cell>
          <table:table-cell office:value-type="string">
            <text:p>St-Honoré</text:p>
          </table:table-cell>
          <table:table-cell office:value-type="string">
            <text:p>Bourse</text:p>
          </table:table-cell>
          <table:table-cell office:value-type="string">
            <text:p>Fayette</text:p>
          </table:table-cell>
          <table:table-cell office:value-type="string">
            <text:p>Breteuil</text:p>
          </table:table-cell>
          <table:table-cell office:value-type="string">
            <text:p>Foch</text:p>
          </table:table-cell>
          <table:table-cell office:value-type="string">
            <text:p>Capucines</text:p>
          </table:table-cell>
          <table:table-cell office:value-type="string">
            <text:p>Champs-Elysées</text:p>
          </table:table-cell>
          <table:table-cell office:value-type="string">
            <text:p>Paix</text:p>
          </table:table-cell>
          <table:table-cell table:number-columns-repeated="7"/>
        </table:table-row>
        <table:table-row table:style-name="ro1">
          <table:table-cell office:value-type="string">
            <text:p>With 1 hous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With 2 houses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330">
            <text:p>33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With 3 houses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With 4 houses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625">
            <text:p>625</text:p>
          </table:table-cell>
          <table:table-cell office:value-type="float" office:value="700">
            <text:p>7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875">
            <text:p>875</text:p>
          </table:table-cell>
          <table:table-cell office:value-type="float" office:value="925">
            <text:p>925</text:p>
          </table:table-cell>
          <table:table-cell table:number-columns-repeated="2" office:value-type="float" office:value="975">
            <text:p>975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1">
          <table:table-cell office:value-type="string">
            <text:p>With hotel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950">
            <text:p>9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050">
            <text:p>1050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1150">
            <text:p>115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Base r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Terrain price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House price</text:p>
          </table:table-cell>
          <table:table-cell table:number-columns-repeated="5" office:value-type="float" office:value="50">
            <text:p>50</text:p>
          </table:table-cell>
          <table:table-cell table:number-columns-repeated="6" office:value-type="float" office:value="100">
            <text:p>100</text:p>
          </table:table-cell>
          <table:table-cell table:number-columns-repeated="6" office:value-type="float" office:value="150">
            <text:p>150</text:p>
          </table:table-cell>
          <table:table-cell table:number-columns-repeated="5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Mortgage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Base =&gt; 1 house</text:p>
          </table:table-cell>
          <table:table-cell table:style-name="ce1" table:formula="of:= [.B2] / [.B$8]" office:value-type="float" office:value="5">
            <text:p>5</text:p>
          </table:table-cell>
          <table:table-cell table:style-name="ce1" table:formula="of:= [.C2] / [.C$8]" office:value-type="float" office:value="5">
            <text:p>5</text:p>
          </table:table-cell>
          <table:table-cell table:style-name="ce1" table:formula="of:= [.D2] / [.D$8]" office:value-type="float" office:value="5">
            <text:p>5</text:p>
          </table:table-cell>
          <table:table-cell table:style-name="ce1" table:formula="of:= [.E2] / [.E$8]" office:value-type="float" office:value="5">
            <text:p>5</text:p>
          </table:table-cell>
          <table:table-cell table:style-name="ce1" table:formula="of:= [.F2] / [.F$8]" office:value-type="float" office:value="5">
            <text:p>5</text:p>
          </table:table-cell>
          <table:table-cell table:style-name="ce1" table:formula="of:= [.G2] / [.G$8]" office:value-type="float" office:value="5">
            <text:p>5</text:p>
          </table:table-cell>
          <table:table-cell table:style-name="ce1" table:formula="of:= [.H2] / [.H$8]" office:value-type="float" office:value="5">
            <text:p>5</text:p>
          </table:table-cell>
          <table:table-cell table:style-name="ce1" table:formula="of:= [.I2] / [.I$8]" office:value-type="float" office:value="5">
            <text:p>5</text:p>
          </table:table-cell>
          <table:table-cell table:style-name="ce1" table:formula="of:= [.J2] / [.J$8]" office:value-type="float" office:value="5">
            <text:p>5</text:p>
          </table:table-cell>
          <table:table-cell table:style-name="ce1" table:formula="of:= [.K2] / [.K$8]" office:value-type="float" office:value="5">
            <text:p>5</text:p>
          </table:table-cell>
          <table:table-cell table:style-name="ce1" table:formula="of:= [.L2] / [.L$8]" office:value-type="float" office:value="5">
            <text:p>5</text:p>
          </table:table-cell>
          <table:table-cell table:style-name="ce1" table:formula="of:= [.M2] / [.M$8]" office:value-type="float" office:value="5">
            <text:p>5</text:p>
          </table:table-cell>
          <table:table-cell table:style-name="ce1" table:formula="of:= [.N2] / [.N$8]" office:value-type="float" office:value="5">
            <text:p>5</text:p>
          </table:table-cell>
          <table:table-cell table:style-name="ce1" table:formula="of:= [.O2] / [.O$8]" office:value-type="float" office:value="5">
            <text:p>5</text:p>
          </table:table-cell>
          <table:table-cell table:style-name="ce1" table:formula="of:= [.P2] / [.P$8]" office:value-type="float" office:value="5">
            <text:p>5</text:p>
          </table:table-cell>
          <table:table-cell table:style-name="ce1" table:formula="of:= [.Q2] / [.Q$8]" office:value-type="float" office:value="5">
            <text:p>5</text:p>
          </table:table-cell>
          <table:table-cell table:style-name="ce1" table:formula="of:= [.R2] / [.R$8]" office:value-type="float" office:value="5">
            <text:p>5</text:p>
          </table:table-cell>
          <table:table-cell table:style-name="ce1" table:formula="of:= [.S2] / [.S$8]" office:value-type="float" office:value="5">
            <text:p>5</text:p>
          </table:table-cell>
          <table:table-cell table:style-name="ce1" table:formula="of:= [.T2] / [.T$8]" office:value-type="float" office:value="5">
            <text:p>5</text:p>
          </table:table-cell>
          <table:table-cell table:style-name="ce1" table:formula="of:= [.U2] / [.U$8]" office:value-type="float" office:value="5.35714285714286">
            <text:p>5.3571428571</text:p>
          </table:table-cell>
          <table:table-cell table:style-name="ce1" table:formula="of:= [.V2] / [.V$8]" office:value-type="float" office:value="5">
            <text:p>5</text:p>
          </table:table-cell>
          <table:table-cell table:style-name="ce1" table:formula="of:= [.W2] / [.W$8]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Base =&gt; 2 houses</text:p>
          </table:table-cell>
          <table:table-cell table:style-name="ce1" table:formula="of:= [.B3] / [.B$8]" office:value-type="float" office:value="15">
            <text:p>15</text:p>
          </table:table-cell>
          <table:table-cell table:style-name="ce1" table:formula="of:= [.C3] / [.C$8]" office:value-type="float" office:value="15">
            <text:p>15</text:p>
          </table:table-cell>
          <table:table-cell table:style-name="ce1" table:formula="of:= [.D3] / [.D$8]" office:value-type="float" office:value="15">
            <text:p>15</text:p>
          </table:table-cell>
          <table:table-cell table:style-name="ce1" table:formula="of:= [.E3] / [.E$8]" office:value-type="float" office:value="15">
            <text:p>15</text:p>
          </table:table-cell>
          <table:table-cell table:style-name="ce1" table:formula="of:= [.F3] / [.F$8]" office:value-type="float" office:value="12.5">
            <text:p>12.5</text:p>
          </table:table-cell>
          <table:table-cell table:style-name="ce1" table:formula="of:= [.G3] / [.G$8]" office:value-type="float" office:value="15">
            <text:p>15</text:p>
          </table:table-cell>
          <table:table-cell table:style-name="ce1" table:formula="of:= [.H3] / [.H$8]" office:value-type="float" office:value="15">
            <text:p>15</text:p>
          </table:table-cell>
          <table:table-cell table:style-name="ce1" table:formula="of:= [.I3] / [.I$8]" office:value-type="float" office:value="15">
            <text:p>15</text:p>
          </table:table-cell>
          <table:table-cell table:style-name="ce1" table:formula="of:= [.J3] / [.J$8]" office:value-type="float" office:value="14.2857142857143">
            <text:p>14.2857142857</text:p>
          </table:table-cell>
          <table:table-cell table:style-name="ce1" table:formula="of:= [.K3] / [.K$8]" office:value-type="float" office:value="14.2857142857143">
            <text:p>14.2857142857</text:p>
          </table:table-cell>
          <table:table-cell table:style-name="ce1" table:formula="of:= [.L3] / [.L$8]" office:value-type="float" office:value="13.75">
            <text:p>13.75</text:p>
          </table:table-cell>
          <table:table-cell table:style-name="ce1" table:formula="of:= [.M3] / [.M$8]" office:value-type="float" office:value="13.8888888888889">
            <text:p>13.8888888889</text:p>
          </table:table-cell>
          <table:table-cell table:style-name="ce1" table:formula="of:= [.N3] / [.N$8]" office:value-type="float" office:value="13.8888888888889">
            <text:p>13.8888888889</text:p>
          </table:table-cell>
          <table:table-cell table:style-name="ce1" table:formula="of:= [.O3] / [.O$8]" office:value-type="float" office:value="16.5">
            <text:p>16.5</text:p>
          </table:table-cell>
          <table:table-cell table:style-name="ce1" table:formula="of:= [.P3] / [.P$8]" office:value-type="float" office:value="15">
            <text:p>15</text:p>
          </table:table-cell>
          <table:table-cell table:style-name="ce1" table:formula="of:= [.Q3] / [.Q$8]" office:value-type="float" office:value="15">
            <text:p>15</text:p>
          </table:table-cell>
          <table:table-cell table:style-name="ce1" table:formula="of:= [.R3] / [.R$8]" office:value-type="float" office:value="15">
            <text:p>15</text:p>
          </table:table-cell>
          <table:table-cell table:style-name="ce1" table:formula="of:= [.S3] / [.S$8]" office:value-type="float" office:value="15">
            <text:p>15</text:p>
          </table:table-cell>
          <table:table-cell table:style-name="ce1" table:formula="of:= [.T3] / [.T$8]" office:value-type="float" office:value="15">
            <text:p>15</text:p>
          </table:table-cell>
          <table:table-cell table:style-name="ce1" table:formula="of:= [.U3] / [.U$8]" office:value-type="float" office:value="16.0714285714286">
            <text:p>16.0714285714</text:p>
          </table:table-cell>
          <table:table-cell table:style-name="ce1" table:formula="of:= [.V3] / [.V$8]" office:value-type="float" office:value="14.2857142857143">
            <text:p>14.2857142857</text:p>
          </table:table-cell>
          <table:table-cell table:style-name="ce1" table:formula="of:= [.W3] / [.W$8]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Base =&gt; 3 houses</text:p>
          </table:table-cell>
          <table:table-cell table:style-name="ce1" table:formula="of:= [.B4] / [.B$8]" office:value-type="float" office:value="45">
            <text:p>45</text:p>
          </table:table-cell>
          <table:table-cell table:style-name="ce1" table:formula="of:= [.C4] / [.C$8]" office:value-type="float" office:value="45">
            <text:p>45</text:p>
          </table:table-cell>
          <table:table-cell table:style-name="ce1" table:formula="of:= [.D4] / [.D$8]" office:value-type="float" office:value="45">
            <text:p>45</text:p>
          </table:table-cell>
          <table:table-cell table:style-name="ce1" table:formula="of:= [.E4] / [.E$8]" office:value-type="float" office:value="45">
            <text:p>45</text:p>
          </table:table-cell>
          <table:table-cell table:style-name="ce1" table:formula="of:= [.F4] / [.F$8]" office:value-type="float" office:value="37.5">
            <text:p>37.5</text:p>
          </table:table-cell>
          <table:table-cell table:style-name="ce1" table:formula="of:= [.G4] / [.G$8]" office:value-type="float" office:value="45">
            <text:p>45</text:p>
          </table:table-cell>
          <table:table-cell table:style-name="ce1" table:formula="of:= [.H4] / [.H$8]" office:value-type="float" office:value="45">
            <text:p>45</text:p>
          </table:table-cell>
          <table:table-cell table:style-name="ce1" table:formula="of:= [.I4] / [.I$8]" office:value-type="float" office:value="41.6666666666667">
            <text:p>41.6666666667</text:p>
          </table:table-cell>
          <table:table-cell table:style-name="ce1" table:formula="of:= [.J4] / [.J$8]" office:value-type="float" office:value="39.2857142857143">
            <text:p>39.2857142857</text:p>
          </table:table-cell>
          <table:table-cell table:style-name="ce1" table:formula="of:= [.K4] / [.K$8]" office:value-type="float" office:value="39.2857142857143">
            <text:p>39.2857142857</text:p>
          </table:table-cell>
          <table:table-cell table:style-name="ce1" table:formula="of:= [.L4] / [.L$8]" office:value-type="float" office:value="37.5">
            <text:p>37.5</text:p>
          </table:table-cell>
          <table:table-cell table:style-name="ce1" table:formula="of:= [.M4] / [.M$8]" office:value-type="float" office:value="38.8888888888889">
            <text:p>38.8888888889</text:p>
          </table:table-cell>
          <table:table-cell table:style-name="ce1" table:formula="of:= [.N4] / [.N$8]" office:value-type="float" office:value="38.8888888888889">
            <text:p>38.8888888889</text:p>
          </table:table-cell>
          <table:table-cell table:style-name="ce1" table:formula="of:= [.O4] / [.O$8]" office:value-type="float" office:value="37.5">
            <text:p>37.5</text:p>
          </table:table-cell>
          <table:table-cell table:style-name="ce1" table:formula="of:= [.P4] / [.P$8]" office:value-type="float" office:value="36.3636363636364">
            <text:p>36.3636363636</text:p>
          </table:table-cell>
          <table:table-cell table:style-name="ce1" table:formula="of:= [.Q4] / [.Q$8]" office:value-type="float" office:value="36.3636363636364">
            <text:p>36.3636363636</text:p>
          </table:table-cell>
          <table:table-cell table:style-name="ce1" table:formula="of:= [.R4] / [.R$8]" office:value-type="float" office:value="35.4166666666667">
            <text:p>35.4166666667</text:p>
          </table:table-cell>
          <table:table-cell table:style-name="ce1" table:formula="of:= [.S4] / [.S$8]" office:value-type="float" office:value="34.6153846153846">
            <text:p>34.6153846154</text:p>
          </table:table-cell>
          <table:table-cell table:style-name="ce1" table:formula="of:= [.T4] / [.T$8]" office:value-type="float" office:value="34.6153846153846">
            <text:p>34.6153846154</text:p>
          </table:table-cell>
          <table:table-cell table:style-name="ce1" table:formula="of:= [.U4] / [.U$8]" office:value-type="float" office:value="35.7142857142857">
            <text:p>35.7142857143</text:p>
          </table:table-cell>
          <table:table-cell table:style-name="ce1" table:formula="of:= [.V4] / [.V$8]" office:value-type="float" office:value="31.4285714285714">
            <text:p>31.4285714286</text:p>
          </table:table-cell>
          <table:table-cell table:style-name="ce1" table:formula="of:= [.W4] / [.W$8]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Base =&gt; 4 houses</text:p>
          </table:table-cell>
          <table:table-cell table:style-name="ce1" table:formula="of:= [.B5] / [.B$8]" office:value-type="float" office:value="80">
            <text:p>80</text:p>
          </table:table-cell>
          <table:table-cell table:style-name="ce1" table:formula="of:= [.C5] / [.C$8]" office:value-type="float" office:value="80">
            <text:p>80</text:p>
          </table:table-cell>
          <table:table-cell table:style-name="ce1" table:formula="of:= [.D5] / [.D$8]" office:value-type="float" office:value="66.6666666666667">
            <text:p>66.6666666667</text:p>
          </table:table-cell>
          <table:table-cell table:style-name="ce1" table:formula="of:= [.E5] / [.E$8]" office:value-type="float" office:value="66.6666666666667">
            <text:p>66.6666666667</text:p>
          </table:table-cell>
          <table:table-cell table:style-name="ce1" table:formula="of:= [.F5] / [.F$8]" office:value-type="float" office:value="56.25">
            <text:p>56.25</text:p>
          </table:table-cell>
          <table:table-cell table:style-name="ce1" table:formula="of:= [.G5] / [.G$8]" office:value-type="float" office:value="62.5">
            <text:p>62.5</text:p>
          </table:table-cell>
          <table:table-cell table:style-name="ce1" table:formula="of:= [.H5] / [.H$8]" office:value-type="float" office:value="62.5">
            <text:p>62.5</text:p>
          </table:table-cell>
          <table:table-cell table:style-name="ce1" table:formula="of:= [.I5] / [.I$8]" office:value-type="float" office:value="58.3333333333333">
            <text:p>58.3333333333</text:p>
          </table:table-cell>
          <table:table-cell table:style-name="ce1" table:formula="of:= [.J5] / [.J$8]" office:value-type="float" office:value="53.5714285714286">
            <text:p>53.5714285714</text:p>
          </table:table-cell>
          <table:table-cell table:style-name="ce1" table:formula="of:= [.K5] / [.K$8]" office:value-type="float" office:value="53.5714285714286">
            <text:p>53.5714285714</text:p>
          </table:table-cell>
          <table:table-cell table:style-name="ce1" table:formula="of:= [.L5] / [.L$8]" office:value-type="float" office:value="50">
            <text:p>50</text:p>
          </table:table-cell>
          <table:table-cell table:style-name="ce1" table:formula="of:= [.M5] / [.M$8]" office:value-type="float" office:value="48.6111111111111">
            <text:p>48.6111111111</text:p>
          </table:table-cell>
          <table:table-cell table:style-name="ce1" table:formula="of:= [.N5] / [.N$8]" office:value-type="float" office:value="48.6111111111111">
            <text:p>48.6111111111</text:p>
          </table:table-cell>
          <table:table-cell table:style-name="ce1" table:formula="of:= [.O5] / [.O$8]" office:value-type="float" office:value="46.25">
            <text:p>46.25</text:p>
          </table:table-cell>
          <table:table-cell table:style-name="ce1" table:formula="of:= [.P5] / [.P$8]" office:value-type="float" office:value="44.3181818181818">
            <text:p>44.3181818182</text:p>
          </table:table-cell>
          <table:table-cell table:style-name="ce1" table:formula="of:= [.Q5] / [.Q$8]" office:value-type="float" office:value="44.3181818181818">
            <text:p>44.3181818182</text:p>
          </table:table-cell>
          <table:table-cell table:style-name="ce1" table:formula="of:= [.R5] / [.R$8]" office:value-type="float" office:value="42.7083333333333">
            <text:p>42.7083333333</text:p>
          </table:table-cell>
          <table:table-cell table:style-name="ce1" table:formula="of:= [.S5] / [.S$8]" office:value-type="float" office:value="42.3076923076923">
            <text:p>42.3076923077</text:p>
          </table:table-cell>
          <table:table-cell table:style-name="ce1" table:formula="of:= [.T5] / [.T$8]" office:value-type="float" office:value="42.3076923076923">
            <text:p>42.3076923077</text:p>
          </table:table-cell>
          <table:table-cell table:style-name="ce1" table:formula="of:= [.U5] / [.U$8]" office:value-type="float" office:value="42.8571428571429">
            <text:p>42.8571428571</text:p>
          </table:table-cell>
          <table:table-cell table:style-name="ce1" table:formula="of:= [.V5] / [.V$8]" office:value-type="float" office:value="37.1428571428571">
            <text:p>37.1428571429</text:p>
          </table:table-cell>
          <table:table-cell table:style-name="ce1" table:formula="of:= [.W5] / [.W$8]"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Base =&gt; hotel</text:p>
          </table:table-cell>
          <table:table-cell table:style-name="ce1" table:formula="of:= [.B6] / [.B$8]" office:value-type="float" office:value="125">
            <text:p>125</text:p>
          </table:table-cell>
          <table:table-cell table:style-name="ce1" table:formula="of:= [.C6] / [.C$8]" office:value-type="float" office:value="112.5">
            <text:p>112.5</text:p>
          </table:table-cell>
          <table:table-cell table:style-name="ce1" table:formula="of:= [.D6] / [.D$8]" office:value-type="float" office:value="91.6666666666667">
            <text:p>91.6666666667</text:p>
          </table:table-cell>
          <table:table-cell table:style-name="ce1" table:formula="of:= [.E6] / [.E$8]" office:value-type="float" office:value="91.6666666666667">
            <text:p>91.6666666667</text:p>
          </table:table-cell>
          <table:table-cell table:style-name="ce1" table:formula="of:= [.F6] / [.F$8]" office:value-type="float" office:value="75">
            <text:p>75</text:p>
          </table:table-cell>
          <table:table-cell table:style-name="ce1" table:formula="of:= [.G6] / [.G$8]" office:value-type="float" office:value="75">
            <text:p>75</text:p>
          </table:table-cell>
          <table:table-cell table:style-name="ce1" table:formula="of:= [.H6] / [.H$8]" office:value-type="float" office:value="75">
            <text:p>75</text:p>
          </table:table-cell>
          <table:table-cell table:style-name="ce1" table:formula="of:= [.I6] / [.I$8]" office:value-type="float" office:value="75">
            <text:p>75</text:p>
          </table:table-cell>
          <table:table-cell table:style-name="ce1" table:formula="of:= [.J6] / [.J$8]" office:value-type="float" office:value="67.8571428571429">
            <text:p>67.8571428571</text:p>
          </table:table-cell>
          <table:table-cell table:style-name="ce1" table:formula="of:= [.K6] / [.K$8]" office:value-type="float" office:value="67.8571428571429">
            <text:p>67.8571428571</text:p>
          </table:table-cell>
          <table:table-cell table:style-name="ce1" table:formula="of:= [.L6] / [.L$8]" office:value-type="float" office:value="62.5">
            <text:p>62.5</text:p>
          </table:table-cell>
          <table:table-cell table:style-name="ce1" table:formula="of:= [.M6] / [.M$8]" office:value-type="float" office:value="58.3333333333333">
            <text:p>58.3333333333</text:p>
          </table:table-cell>
          <table:table-cell table:style-name="ce1" table:formula="of:= [.N6] / [.N$8]" office:value-type="float" office:value="58.3333333333333">
            <text:p>58.3333333333</text:p>
          </table:table-cell>
          <table:table-cell table:style-name="ce1" table:formula="of:= [.O6] / [.O$8]" office:value-type="float" office:value="55">
            <text:p>55</text:p>
          </table:table-cell>
          <table:table-cell table:style-name="ce1" table:formula="of:= [.P6] / [.P$8]" office:value-type="float" office:value="52.2727272727273">
            <text:p>52.2727272727</text:p>
          </table:table-cell>
          <table:table-cell table:style-name="ce1" table:formula="of:= [.Q6] / [.Q$8]" office:value-type="float" office:value="52.2727272727273">
            <text:p>52.2727272727</text:p>
          </table:table-cell>
          <table:table-cell table:style-name="ce1" table:formula="of:= [.R6] / [.R$8]" office:value-type="float" office:value="50">
            <text:p>50</text:p>
          </table:table-cell>
          <table:table-cell table:style-name="ce1" table:formula="of:= [.S6] / [.S$8]" office:value-type="float" office:value="49.0384615384615">
            <text:p>49.0384615385</text:p>
          </table:table-cell>
          <table:table-cell table:style-name="ce1" table:formula="of:= [.T6] / [.T$8]" office:value-type="float" office:value="49.0384615384615">
            <text:p>49.0384615385</text:p>
          </table:table-cell>
          <table:table-cell table:style-name="ce1" table:formula="of:= [.U6] / [.U$8]" office:value-type="float" office:value="50">
            <text:p>50</text:p>
          </table:table-cell>
          <table:table-cell table:style-name="ce1" table:formula="of:= [.V6] / [.V$8]" office:value-type="float" office:value="42.8571428571429">
            <text:p>42.8571428571</text:p>
          </table:table-cell>
          <table:table-cell table:style-name="ce1" table:formula="of:= [.W6] / [.W$8]"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imulated Base =&gt; 1 house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  <table:table-cell table:formula="of:= 5" office:value-type="float" office:value="5">
            <text:p>5</text:p>
          </table:table-cell>
        </table:table-row>
        <table:table-row table:style-name="ro1">
          <table:table-cell office:value-type="string">
            <text:p>Simulated Base =&gt; 2 houses</text:p>
          </table:table-cell>
          <table:table-cell table:formula="of:= 13 + 2 * ((-1 + ([.B$19] / 21 * 0.3))^8)" office:value-type="float" office:value="15">
            <text:p>15</text:p>
          </table:table-cell>
          <table:table-cell table:formula="of:= 13 + 2 * ((-1 + ([.C$19] / 21 * 0.3))^8)" office:value-type="float" office:value="14.7825363769838">
            <text:p>14.782536377</text:p>
          </table:table-cell>
          <table:table-cell table:formula="of:= 13 + 2 * ((-1 + ([.D$19] / 21 * 0.3))^8)" office:value-type="float" office:value="14.586050375905">
            <text:p>14.5860503759</text:p>
          </table:table-cell>
          <table:table-cell table:formula="of:= 13 + 2 * ((-1 + ([.E$19] / 21 * 0.3))^8)" office:value-type="float" office:value="14.4087829833385">
            <text:p>14.4087829833</text:p>
          </table:table-cell>
          <table:table-cell table:formula="of:= 13 + 2 * ((-1 + ([.F$19] / 21 * 0.3))^8)" office:value-type="float" office:value="14.2490998605839">
            <text:p>14.2490998606</text:p>
          </table:table-cell>
          <table:table-cell table:formula="of:= 13 + 2 * ((-1 + ([.G$19] / 21 * 0.3))^8)" office:value-type="float" office:value="14.1054841715807">
            <text:p>14.1054841716</text:p>
          </table:table-cell>
          <table:table-cell table:formula="of:= 13 + 2 * ((-1 + ([.H$19] / 21 * 0.3))^8)" office:value-type="float" office:value="13.9765297248271">
            <text:p>13.9765297248</text:p>
          </table:table-cell>
          <table:table-cell table:formula="of:= 13 + 2 * ((-1 + ([.I$19] / 21 * 0.3))^8)" office:value-type="float" office:value="13.86093442">
            <text:p>13.86093442</text:p>
          </table:table-cell>
          <table:table-cell table:formula="of:= 13 + 2 * ((-1 + ([.J$19] / 21 * 0.3))^8)" office:value-type="float" office:value="13.7574939901131">
            <text:p>13.7574939901</text:p>
          </table:table-cell>
          <table:table-cell table:formula="of:= 13 + 2 * ((-1 + ([.K$19] / 21 * 0.3))^8)" office:value-type="float" office:value="13.6650960301918">
            <text:p>13.6650960302</text:p>
          </table:table-cell>
          <table:table-cell table:formula="of:= 13 + 2 * ((-1 + ([.L$19] / 21 * 0.3))^8)" office:value-type="float" office:value="13.5827143035813">
            <text:p>13.5827143036</text:p>
          </table:table-cell>
          <table:table-cell table:formula="of:= 13 + 2 * ((-1 + ([.M$19] / 21 * 0.3))^8)" office:value-type="float" office:value="13.509403317146">
            <text:p>13.5094033171</text:p>
          </table:table-cell>
          <table:table-cell table:formula="of:= 13 + 2 * ((-1 + ([.N$19] / 21 * 0.3))^8)" office:value-type="float" office:value="13.444293156756">
            <text:p>13.4442931568</text:p>
          </table:table-cell>
          <table:table-cell table:formula="of:= 13 + 2 * ((-1 + ([.O$19] / 21 * 0.3))^8)" office:value-type="float" office:value="13.3865845746002">
            <text:p>13.3865845746</text:p>
          </table:table-cell>
          <table:table-cell table:formula="of:= 13 + 2 * ((-1 + ([.P$19] / 21 * 0.3))^8)" office:value-type="float" office:value="13.33554432">
            <text:p>13.33554432</text:p>
          </table:table-cell>
          <table:table-cell table:formula="of:= 13 + 2 * ((-1 + ([.Q$19] / 21 * 0.3))^8)" office:value-type="float" office:value="13.2905007055426">
            <text:p>13.2905007055</text:p>
          </table:table-cell>
          <table:table-cell table:formula="of:= 13 + 2 * ((-1 + ([.R$19] / 21 * 0.3))^8)" office:value-type="float" office:value="13.2508394004898">
            <text:p>13.2508394005</text:p>
          </table:table-cell>
          <table:table-cell table:formula="of:= 13 + 2 * ((-1 + ([.S$19] / 21 * 0.3))^8)" office:value-type="float" office:value="13.2159994435588">
            <text:p>13.2159994436</text:p>
          </table:table-cell>
          <table:table-cell table:formula="of:= 13 + 2 * ((-1 + ([.T$19] / 21 * 0.3))^8)" office:value-type="float" office:value="13.1854694673119">
            <text:p>13.1854694673</text:p>
          </table:table-cell>
          <table:table-cell table:formula="of:= 13 + 2 * ((-1 + ([.U$19] / 21 * 0.3))^8)" office:value-type="float" office:value="13.1587841265307">
            <text:p>13.1587841265</text:p>
          </table:table-cell>
          <table:table-cell table:formula="of:= 13 + 2 * ((-1 + ([.V$19] / 21 * 0.3))^8)" office:value-type="float" office:value="13.1355207230917">
            <text:p>13.1355207231</text:p>
          </table:table-cell>
          <table:table-cell table:formula="of:= 13 + 2 * ((-1 + ([.W$19] / 21 * 0.3))^8)" office:value-type="float" office:value="13.11529602">
            <text:p>13.11529602</text:p>
          </table:table-cell>
          <table:table-cell table:formula="of:= 13 + 2 * ((-1 + ([.X$19] / 21 * 0.3))^8)" office:value-type="float" office:value="13.0977632373747">
            <text:p>13.0977632374</text:p>
          </table:table-cell>
          <table:table-cell table:formula="of:= 13 + 2 * ((-1 + ([.Y$19] / 21 * 0.3))^8)" office:value-type="float" office:value="13.0826092233254">
            <text:p>13.0826092233</text:p>
          </table:table-cell>
          <table:table-cell table:formula="of:= 13 + 2 * ((-1 + ([.Z$19] / 21 * 0.3))^8)" office:value-type="float" office:value="13.0695517927919">
            <text:p>13.0695517928</text:p>
          </table:table-cell>
          <table:table-cell table:formula="of:= 13 + 2 * ((-1 + ([.AA$19] / 21 * 0.3))^8)" office:value-type="float" office:value="13.0583372275665">
            <text:p>13.0583372276</text:p>
          </table:table-cell>
          <table:table-cell table:formula="of:= 13 + 2 * ((-1 + ([.AB$19] / 21 * 0.3))^8)" office:value-type="float" office:value="13.0487379308504">
            <text:p>13.0487379309</text:p>
          </table:table-cell>
          <table:table-cell table:formula="of:= 13 + 2 * ((-1 + ([.AC$19] / 21 * 0.3))^8)" office:value-type="float" office:value="13.0405502298435">
            <text:p>13.0405502298</text:p>
          </table:table-cell>
          <table:table-cell table:formula="of:= 13 + 2 * ((-1 + ([.AD$19] / 21 * 0.3))^8)" office:value-type="float" office:value="13.03359232">
            <text:p>13.03359232</text:p>
          </table:table-cell>
        </table:table-row>
        <table:table-row table:style-name="ro1">
          <table:table-cell office:value-type="string">
            <text:p>Simulated Base =&gt; 3 houses</text:p>
          </table:table-cell>
          <table:table-cell table:formula="of:= 28 + 17 * ((-1 + ([.B$19] / 21 * 0.3))^8)" office:value-type="float" office:value="45">
            <text:p>45</text:p>
          </table:table-cell>
          <table:table-cell table:formula="of:= 28 + 17 * ((-1 + ([.C$19] / 21 * 0.3))^8)" office:value-type="float" office:value="43.1515592043627">
            <text:p>43.1515592044</text:p>
          </table:table-cell>
          <table:table-cell table:formula="of:= 28 + 17 * ((-1 + ([.D$19] / 21 * 0.3))^8)" office:value-type="float" office:value="41.4814281951925">
            <text:p>41.4814281952</text:p>
          </table:table-cell>
          <table:table-cell table:formula="of:= 28 + 17 * ((-1 + ([.E$19] / 21 * 0.3))^8)" office:value-type="float" office:value="39.9746553583773">
            <text:p>39.9746553584</text:p>
          </table:table-cell>
          <table:table-cell table:formula="of:= 28 + 17 * ((-1 + ([.F$19] / 21 * 0.3))^8)" office:value-type="float" office:value="38.6173488149631">
            <text:p>38.617348815</text:p>
          </table:table-cell>
          <table:table-cell table:formula="of:= 28 + 17 * ((-1 + ([.G$19] / 21 * 0.3))^8)" office:value-type="float" office:value="37.3966154584358">
            <text:p>37.3966154584</text:p>
          </table:table-cell>
          <table:table-cell table:formula="of:= 28 + 17 * ((-1 + ([.H$19] / 21 * 0.3))^8)" office:value-type="float" office:value="36.3005026610305">
            <text:p>36.300502661</text:p>
          </table:table-cell>
          <table:table-cell table:formula="of:= 28 + 17 * ((-1 + ([.I$19] / 21 * 0.3))^8)" office:value-type="float" office:value="35.31794257">
            <text:p>35.31794257</text:p>
          </table:table-cell>
          <table:table-cell table:formula="of:= 28 + 17 * ((-1 + ([.J$19] / 21 * 0.3))^8)" office:value-type="float" office:value="34.4386989159612">
            <text:p>34.438698916</text:p>
          </table:table-cell>
          <table:table-cell table:formula="of:= 28 + 17 * ((-1 + ([.K$19] / 21 * 0.3))^8)" office:value-type="float" office:value="33.6533162566302">
            <text:p>33.6533162566</text:p>
          </table:table-cell>
          <table:table-cell table:formula="of:= 28 + 17 * ((-1 + ([.L$19] / 21 * 0.3))^8)" office:value-type="float" office:value="32.9530715804414">
            <text:p>32.9530715804</text:p>
          </table:table-cell>
          <table:table-cell table:formula="of:= 28 + 17 * ((-1 + ([.M$19] / 21 * 0.3))^8)" office:value-type="float" office:value="32.3299281957408">
            <text:p>32.3299281957</text:p>
          </table:table-cell>
          <table:table-cell table:formula="of:= 28 + 17 * ((-1 + ([.N$19] / 21 * 0.3))^8)" office:value-type="float" office:value="31.7764918324263">
            <text:p>31.7764918324</text:p>
          </table:table-cell>
          <table:table-cell table:formula="of:= 28 + 17 * ((-1 + ([.O$19] / 21 * 0.3))^8)" office:value-type="float" office:value="31.285968884102">
            <text:p>31.2859688841</text:p>
          </table:table-cell>
          <table:table-cell table:formula="of:= 28 + 17 * ((-1 + ([.P$19] / 21 * 0.3))^8)" office:value-type="float" office:value="30.85212672">
            <text:p>30.85212672</text:p>
          </table:table-cell>
          <table:table-cell table:formula="of:= 28 + 17 * ((-1 + ([.Q$19] / 21 * 0.3))^8)" office:value-type="float" office:value="30.4692559971118">
            <text:p>30.4692559971</text:p>
          </table:table-cell>
          <table:table-cell table:formula="of:= 28 + 17 * ((-1 + ([.R$19] / 21 * 0.3))^8)" office:value-type="float" office:value="30.1321349041629">
            <text:p>30.1321349042</text:p>
          </table:table-cell>
          <table:table-cell table:formula="of:= 28 + 17 * ((-1 + ([.S$19] / 21 * 0.3))^8)" office:value-type="float" office:value="29.8359952702498">
            <text:p>29.8359952702</text:p>
          </table:table-cell>
          <table:table-cell table:formula="of:= 28 + 17 * ((-1 + ([.T$19] / 21 * 0.3))^8)" office:value-type="float" office:value="29.5764904721512">
            <text:p>29.5764904722</text:p>
          </table:table-cell>
          <table:table-cell table:formula="of:= 28 + 17 * ((-1 + ([.U$19] / 21 * 0.3))^8)" office:value-type="float" office:value="29.3496650755105">
            <text:p>29.3496650755</text:p>
          </table:table-cell>
          <table:table-cell table:formula="of:= 28 + 17 * ((-1 + ([.V$19] / 21 * 0.3))^8)" office:value-type="float" office:value="29.1519261462798">
            <text:p>29.1519261463</text:p>
          </table:table-cell>
          <table:table-cell table:formula="of:= 28 + 17 * ((-1 + ([.W$19] / 21 * 0.3))^8)" office:value-type="float" office:value="28.98001617">
            <text:p>28.98001617</text:p>
          </table:table-cell>
          <table:table-cell table:formula="of:= 28 + 17 * ((-1 + ([.X$19] / 21 * 0.3))^8)" office:value-type="float" office:value="28.8309875176853">
            <text:p>28.8309875177</text:p>
          </table:table-cell>
          <table:table-cell table:formula="of:= 28 + 17 * ((-1 + ([.Y$19] / 21 * 0.3))^8)" office:value-type="float" office:value="28.7021783982655">
            <text:p>28.7021783983</text:p>
          </table:table-cell>
          <table:table-cell table:formula="of:= 28 + 17 * ((-1 + ([.Z$19] / 21 * 0.3))^8)" office:value-type="float" office:value="28.5911902387314">
            <text:p>28.5911902387</text:p>
          </table:table-cell>
          <table:table-cell table:formula="of:= 28 + 17 * ((-1 + ([.AA$19] / 21 * 0.3))^8)" office:value-type="float" office:value="28.4958664343151">
            <text:p>28.4958664343</text:p>
          </table:table-cell>
          <table:table-cell table:formula="of:= 28 + 17 * ((-1 + ([.AB$19] / 21 * 0.3))^8)" office:value-type="float" office:value="28.4142724122284">
            <text:p>28.4142724122</text:p>
          </table:table-cell>
          <table:table-cell table:formula="of:= 28 + 17 * ((-1 + ([.AC$19] / 21 * 0.3))^8)" office:value-type="float" office:value="28.3446769536697">
            <text:p>28.3446769537</text:p>
          </table:table-cell>
          <table:table-cell table:formula="of:= 28 + 17 * ((-1 + ([.AD$19] / 21 * 0.3))^8)" office:value-type="float" office:value="28.28553472">
            <text:p>28.28553472</text:p>
          </table:table-cell>
        </table:table-row>
        <table:table-row table:style-name="ro1">
          <table:table-cell office:value-type="string">
            <text:p>Simulated Base =&gt; 4 houses</text:p>
          </table:table-cell>
          <table:table-cell table:formula="of:= 34 + 46 * ((-1 + ([.B$19] / 21 * 0.3))^8)" office:value-type="float" office:value="80">
            <text:p>80</text:p>
          </table:table-cell>
          <table:table-cell table:formula="of:= 34 + 46 * ((-1 + ([.C$19] / 21 * 0.3))^8)" office:value-type="float" office:value="74.9983366706284">
            <text:p>74.9983366706</text:p>
          </table:table-cell>
          <table:table-cell table:formula="of:= 34 + 46 * ((-1 + ([.D$19] / 21 * 0.3))^8)" office:value-type="float" office:value="70.479158645815">
            <text:p>70.4791586458</text:p>
          </table:table-cell>
          <table:table-cell table:formula="of:= 34 + 46 * ((-1 + ([.E$19] / 21 * 0.3))^8)" office:value-type="float" office:value="66.4020086167857">
            <text:p>66.4020086168</text:p>
          </table:table-cell>
          <table:table-cell table:formula="of:= 34 + 46 * ((-1 + ([.F$19] / 21 * 0.3))^8)" office:value-type="float" office:value="62.7292967934297">
            <text:p>62.7292967934</text:p>
          </table:table-cell>
          <table:table-cell table:formula="of:= 34 + 46 * ((-1 + ([.G$19] / 21 * 0.3))^8)" office:value-type="float" office:value="59.4261359463557">
            <text:p>59.4261359464</text:p>
          </table:table-cell>
          <table:table-cell table:formula="of:= 34 + 46 * ((-1 + ([.H$19] / 21 * 0.3))^8)" office:value-type="float" office:value="56.4601836710238">
            <text:p>56.460183671</text:p>
          </table:table-cell>
          <table:table-cell table:formula="of:= 34 + 46 * ((-1 + ([.I$19] / 21 * 0.3))^8)" office:value-type="float" office:value="53.80149166">
            <text:p>53.80149166</text:p>
          </table:table-cell>
          <table:table-cell table:formula="of:= 34 + 46 * ((-1 + ([.J$19] / 21 * 0.3))^8)" office:value-type="float" office:value="51.422361772601">
            <text:p>51.4223617726</text:p>
          </table:table-cell>
          <table:table-cell table:formula="of:= 34 + 46 * ((-1 + ([.K$19] / 21 * 0.3))^8)" office:value-type="float" office:value="49.297208694411">
            <text:p>49.2972086944</text:p>
          </table:table-cell>
          <table:table-cell table:formula="of:= 34 + 46 * ((-1 + ([.L$19] / 21 * 0.3))^8)" office:value-type="float" office:value="47.4024289823708">
            <text:p>47.4024289824</text:p>
          </table:table-cell>
          <table:table-cell table:formula="of:= 34 + 46 * ((-1 + ([.M$19] / 21 * 0.3))^8)" office:value-type="float" office:value="45.7162762943574">
            <text:p>45.7162762944</text:p>
          </table:table-cell>
          <table:table-cell table:formula="of:= 34 + 46 * ((-1 + ([.N$19] / 21 * 0.3))^8)" office:value-type="float" office:value="44.2187426053887">
            <text:p>44.2187426054</text:p>
          </table:table-cell>
          <table:table-cell table:formula="of:= 34 + 46 * ((-1 + ([.O$19] / 21 * 0.3))^8)" office:value-type="float" office:value="42.8914452158054">
            <text:p>42.8914452158</text:p>
          </table:table-cell>
          <table:table-cell table:formula="of:= 34 + 46 * ((-1 + ([.P$19] / 21 * 0.3))^8)" office:value-type="float" office:value="41.71751936">
            <text:p>41.71751936</text:p>
          </table:table-cell>
          <table:table-cell table:formula="of:= 34 + 46 * ((-1 + ([.Q$19] / 21 * 0.3))^8)" office:value-type="float" office:value="40.6815162274791">
            <text:p>40.6815162275</text:p>
          </table:table-cell>
          <table:table-cell table:formula="of:= 34 + 46 * ((-1 + ([.R$19] / 21 * 0.3))^8)" office:value-type="float" office:value="39.7693062112643">
            <text:p>39.7693062113</text:p>
          </table:table-cell>
          <table:table-cell table:formula="of:= 34 + 46 * ((-1 + ([.S$19] / 21 * 0.3))^8)" office:value-type="float" office:value="38.9679872018524">
            <text:p>38.9679872019</text:p>
          </table:table-cell>
          <table:table-cell table:formula="of:= 34 + 46 * ((-1 + ([.T$19] / 21 * 0.3))^8)" office:value-type="float" office:value="38.2657977481737">
            <text:p>38.2657977482</text:p>
          </table:table-cell>
          <table:table-cell table:formula="of:= 34 + 46 * ((-1 + ([.U$19] / 21 * 0.3))^8)" office:value-type="float" office:value="37.652034910205">
            <text:p>37.6520349102</text:p>
          </table:table-cell>
          <table:table-cell table:formula="of:= 34 + 46 * ((-1 + ([.V$19] / 21 * 0.3))^8)" office:value-type="float" office:value="37.1169766311101">
            <text:p>37.1169766311</text:p>
          </table:table-cell>
          <table:table-cell table:formula="of:= 34 + 46 * ((-1 + ([.W$19] / 21 * 0.3))^8)" office:value-type="float" office:value="36.65180846">
            <text:p>36.65180846</text:p>
          </table:table-cell>
          <table:table-cell table:formula="of:= 34 + 46 * ((-1 + ([.X$19] / 21 * 0.3))^8)" office:value-type="float" office:value="36.2485544596189">
            <text:p>36.2485544596</text:p>
          </table:table-cell>
          <table:table-cell table:formula="of:= 34 + 46 * ((-1 + ([.Y$19] / 21 * 0.3))^8)" office:value-type="float" office:value="35.9000121364831">
            <text:p>35.9000121365</text:p>
          </table:table-cell>
          <table:table-cell table:formula="of:= 34 + 46 * ((-1 + ([.Z$19] / 21 * 0.3))^8)" office:value-type="float" office:value="35.5996912342144">
            <text:p>35.5996912342</text:p>
          </table:table-cell>
          <table:table-cell table:formula="of:= 34 + 46 * ((-1 + ([.AA$19] / 21 * 0.3))^8)" office:value-type="float" office:value="35.3417562340292">
            <text:p>35.341756234</text:p>
          </table:table-cell>
          <table:table-cell table:formula="of:= 34 + 46 * ((-1 + ([.AB$19] / 21 * 0.3))^8)" office:value-type="float" office:value="35.1209724095592">
            <text:p>35.1209724096</text:p>
          </table:table-cell>
          <table:table-cell table:formula="of:= 34 + 46 * ((-1 + ([.AC$19] / 21 * 0.3))^8)" office:value-type="float" office:value="34.9326552864004">
            <text:p>34.9326552864</text:p>
          </table:table-cell>
          <table:table-cell table:formula="of:= 34 + 46 * ((-1 + ([.AD$19] / 21 * 0.3))^8)" office:value-type="float" office:value="34.77262336">
            <text:p>34.77262336</text:p>
          </table:table-cell>
        </table:table-row>
        <table:table-row table:style-name="ro1">
          <table:table-cell office:value-type="string">
            <text:p>Simulated base =&gt; hotel</text:p>
          </table:table-cell>
          <table:table-cell table:formula="of:= 35 + 90 * ((-1 + ([.B$19] / 21 * 0.3))^8)" office:value-type="float" office:value="125">
            <text:p>125</text:p>
          </table:table-cell>
          <table:table-cell table:formula="of:= 35 + 90 * ((-1 + ([.C$19] / 21 * 0.3))^8)" office:value-type="float" office:value="115.214136964273">
            <text:p>115.2141369643</text:p>
          </table:table-cell>
          <table:table-cell table:formula="of:= 35 + 90 * ((-1 + ([.D$19] / 21 * 0.3))^8)" office:value-type="float" office:value="106.372266915725">
            <text:p>106.3722669157</text:p>
          </table:table-cell>
          <table:table-cell table:formula="of:= 35 + 90 * ((-1 + ([.E$19] / 21 * 0.3))^8)" office:value-type="float" office:value="98.3952342502329">
            <text:p>98.3952342502</text:p>
          </table:table-cell>
          <table:table-cell table:formula="of:= 35 + 90 * ((-1 + ([.F$19] / 21 * 0.3))^8)" office:value-type="float" office:value="91.2094937262754">
            <text:p>91.2094937263</text:p>
          </table:table-cell>
          <table:table-cell table:formula="of:= 35 + 90 * ((-1 + ([.G$19] / 21 * 0.3))^8)" office:value-type="float" office:value="84.7467877211308">
            <text:p>84.7467877211</text:p>
          </table:table-cell>
          <table:table-cell table:formula="of:= 35 + 90 * ((-1 + ([.H$19] / 21 * 0.3))^8)" office:value-type="float" office:value="78.9438376172205">
            <text:p>78.9438376172</text:p>
          </table:table-cell>
          <table:table-cell table:formula="of:= 35 + 90 * ((-1 + ([.I$19] / 21 * 0.3))^8)" office:value-type="float" office:value="73.7420489">
            <text:p>73.7420489</text:p>
          </table:table-cell>
          <table:table-cell table:formula="of:= 35 + 90 * ((-1 + ([.J$19] / 21 * 0.3))^8)" office:value-type="float" office:value="69.087229555089">
            <text:p>69.0872295551</text:p>
          </table:table-cell>
          <table:table-cell table:formula="of:= 35 + 90 * ((-1 + ([.K$19] / 21 * 0.3))^8)" office:value-type="float" office:value="64.9293213586302">
            <text:p>64.9293213586</text:p>
          </table:table-cell>
          <table:table-cell table:formula="of:= 35 + 90 * ((-1 + ([.L$19] / 21 * 0.3))^8)" office:value-type="float" office:value="61.2221436611602">
            <text:p>61.2221436612</text:p>
          </table:table-cell>
          <table:table-cell table:formula="of:= 35 + 90 * ((-1 + ([.M$19] / 21 * 0.3))^8)" office:value-type="float" office:value="57.9231492715688">
            <text:p>57.9231492716</text:p>
          </table:table-cell>
          <table:table-cell table:formula="of:= 35 + 90 * ((-1 + ([.N$19] / 21 * 0.3))^8)" office:value-type="float" office:value="54.9931920540214">
            <text:p>54.993192054</text:p>
          </table:table-cell>
          <table:table-cell table:formula="of:= 35 + 90 * ((-1 + ([.O$19] / 21 * 0.3))^8)" office:value-type="float" office:value="52.3963058570107">
            <text:p>52.396305857</text:p>
          </table:table-cell>
          <table:table-cell table:formula="of:= 35 + 90 * ((-1 + ([.P$19] / 21 * 0.3))^8)" office:value-type="float" office:value="50.0994944">
            <text:p>50.0994944</text:p>
          </table:table-cell>
          <table:table-cell table:formula="of:= 35 + 90 * ((-1 + ([.Q$19] / 21 * 0.3))^8)" office:value-type="float" office:value="48.0725317494156">
            <text:p>48.0725317494</text:p>
          </table:table-cell>
          <table:table-cell table:formula="of:= 35 + 90 * ((-1 + ([.R$19] / 21 * 0.3))^8)" office:value-type="float" office:value="46.2877730220388">
            <text:p>46.287773022</text:p>
          </table:table-cell>
          <table:table-cell table:formula="of:= 35 + 90 * ((-1 + ([.S$19] / 21 * 0.3))^8)" office:value-type="float" office:value="44.719974960146">
            <text:p>44.7199749601</text:p>
          </table:table-cell>
          <table:table-cell table:formula="of:= 35 + 90 * ((-1 + ([.T$19] / 21 * 0.3))^8)" office:value-type="float" office:value="43.3461260290356">
            <text:p>43.346126029</text:p>
          </table:table-cell>
          <table:table-cell table:formula="of:= 35 + 90 * ((-1 + ([.U$19] / 21 * 0.3))^8)" office:value-type="float" office:value="42.1452856938793">
            <text:p>42.1452856939</text:p>
          </table:table-cell>
          <table:table-cell table:formula="of:= 35 + 90 * ((-1 + ([.V$19] / 21 * 0.3))^8)" office:value-type="float" office:value="41.0984325391284">
            <text:p>41.0984325391</text:p>
          </table:table-cell>
          <table:table-cell table:formula="of:= 35 + 90 * ((-1 + ([.W$19] / 21 * 0.3))^8)" office:value-type="float" office:value="40.1883209">
            <text:p>40.1883209</text:p>
          </table:table-cell>
          <table:table-cell table:formula="of:= 35 + 90 * ((-1 + ([.X$19] / 21 * 0.3))^8)" office:value-type="float" office:value="39.3993456818632">
            <text:p>39.3993456819</text:p>
          </table:table-cell>
          <table:table-cell table:formula="of:= 35 + 90 * ((-1 + ([.Y$19] / 21 * 0.3))^8)" office:value-type="float" office:value="38.7174150496409">
            <text:p>38.7174150496</text:p>
          </table:table-cell>
          <table:table-cell table:formula="of:= 35 + 90 * ((-1 + ([.Z$19] / 21 * 0.3))^8)" office:value-type="float" office:value="38.1298306756369">
            <text:p>38.1298306756</text:p>
          </table:table-cell>
          <table:table-cell table:formula="of:= 35 + 90 * ((-1 + ([.AA$19] / 21 * 0.3))^8)" office:value-type="float" office:value="37.6251752404918">
            <text:p>37.6251752405</text:p>
          </table:table-cell>
          <table:table-cell table:formula="of:= 35 + 90 * ((-1 + ([.AB$19] / 21 * 0.3))^8)" office:value-type="float" office:value="37.193206888268">
            <text:p>37.1932068883</text:p>
          </table:table-cell>
          <table:table-cell table:formula="of:= 35 + 90 * ((-1 + ([.AC$19] / 21 * 0.3))^8)" office:value-type="float" office:value="36.8247603429574">
            <text:p>36.824760343</text:p>
          </table:table-cell>
          <table:table-cell table:formula="of:= 35 + 90 * ((-1 + ([.AD$19] / 21 * 0.3))^8)" office:value-type="float" office:value="36.5116544">
            <text:p>36.5116544</text:p>
          </table:table-cell>
        </table:table-row>
      </table:table>
      <table:table table:name="Estimated" table:style-name="ta1">
        <table:shapes>
          <draw:frame draw:z-index="0" draw:style-name="gr1" svg:width="14.6866in" svg:height="5.4606in" svg:x="1.3193in" svg:y="2.7921in">
            <draw:object draw:notify-on-update-of-ranges="Estimated.A10:Estimated.A14 Estimated.B10:Estimated.B14 Estimated.C10:Estimated.C14 Estimated.D10:Estimated.D14 Estimated.E10:Estimated.E14 Estimated.F10:Estimated.F14 Estimated.G10:Estimated.G14 Estimated.H10:Estimated.H14 Estimated.I10:Estimated.I14 Estimated.J10:Estimated.J14 Estimated.K10:Estimated.K14 Estimated.L10:Estimated.L14 Estimated.M10:Estimated.M14 Estimated.N10:Estimated.N14 Estimated.O10:Estimated.O14 Estimated.P10:Estimated.P14 Estimated.Q10:Estimated.Q14 Estimated.R10:Estimated.R14 Estimated.S10:Estimated.S14 Estimated.T10:Estimated.T14 Estimated.U10:Estimated.U14 Estimated.V10:Estimated.V14 Estimated.W10:Estimated.W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ce2"/>
        <table:table-column table:style-name="co20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Belleville</text:p>
          </table:table-cell>
          <table:table-cell office:value-type="string">
            <text:p>Lecourbe</text:p>
          </table:table-cell>
          <table:table-cell office:value-type="string">
            <text:p>Vaugirard</text:p>
          </table:table-cell>
          <table:table-cell office:value-type="string">
            <text:p>Courcelles</text:p>
          </table:table-cell>
          <table:table-cell office:value-type="string">
            <text:p>République</text:p>
          </table:table-cell>
          <table:table-cell office:value-type="string">
            <text:p>Villette</text:p>
          </table:table-cell>
          <table:table-cell office:value-type="string">
            <text:p>Neuilly</text:p>
          </table:table-cell>
          <table:table-cell office:value-type="string">
            <text:p>Paradis</text:p>
          </table:table-cell>
          <table:table-cell office:value-type="string">
            <text:p>Mozart</text:p>
          </table:table-cell>
          <table:table-cell office:value-type="string">
            <text:p>Saint-Michel</text:p>
          </table:table-cell>
          <table:table-cell office:value-type="string">
            <text:p>Pigalle</text:p>
          </table:table-cell>
          <table:table-cell office:value-type="string">
            <text:p>Matignon</text:p>
          </table:table-cell>
          <table:table-cell office:value-type="string">
            <text:p>Malesherbes</text:p>
          </table:table-cell>
          <table:table-cell office:value-type="string">
            <text:p>Henri-Martin</text:p>
          </table:table-cell>
          <table:table-cell office:value-type="string">
            <text:p>St-Honoré</text:p>
          </table:table-cell>
          <table:table-cell office:value-type="string">
            <text:p>Bourse</text:p>
          </table:table-cell>
          <table:table-cell office:value-type="string">
            <text:p>Fayette</text:p>
          </table:table-cell>
          <table:table-cell office:value-type="string">
            <text:p>Breteuil</text:p>
          </table:table-cell>
          <table:table-cell office:value-type="string">
            <text:p>Foch</text:p>
          </table:table-cell>
          <table:table-cell office:value-type="string">
            <text:p>Capucines</text:p>
          </table:table-cell>
          <table:table-cell office:value-type="string">
            <text:p>Champs-Elysées</text:p>
          </table:table-cell>
          <table:table-cell office:value-type="string">
            <text:p>Paix</text:p>
          </table:table-cell>
        </table:table-row>
        <table:table-row table:style-name="ro1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errain price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Base r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rice / base rent</text:p>
          </table:table-cell>
          <table:table-cell table:formula="of:= [.B3] / [.B4]" office:value-type="float" office:value="30">
            <text:p>30</text:p>
          </table:table-cell>
          <table:table-cell table:formula="of:= [.C3] / [.C4]" office:value-type="float" office:value="15">
            <text:p>15</text:p>
          </table:table-cell>
          <table:table-cell table:formula="of:= [.D3] / [.D4]" office:value-type="float" office:value="16.6666666666667">
            <text:p>16.6666666667</text:p>
          </table:table-cell>
          <table:table-cell table:formula="of:= [.E3] / [.E4]" office:value-type="float" office:value="16.6666666666667">
            <text:p>16.6666666667</text:p>
          </table:table-cell>
          <table:table-cell table:formula="of:= [.F3] / [.F4]" office:value-type="float" office:value="15">
            <text:p>15</text:p>
          </table:table-cell>
          <table:table-cell table:formula="of:= [.G3] / [.G4]" office:value-type="float" office:value="14">
            <text:p>14</text:p>
          </table:table-cell>
          <table:table-cell table:formula="of:= [.H3] / [.H4]" office:value-type="float" office:value="14">
            <text:p>14</text:p>
          </table:table-cell>
          <table:table-cell table:formula="of:= [.I3] / [.I4]" office:value-type="float" office:value="13.3333333333333">
            <text:p>13.3333333333</text:p>
          </table:table-cell>
          <table:table-cell table:formula="of:= [.J3] / [.J4]" office:value-type="float" office:value="12.8571428571429">
            <text:p>12.8571428571</text:p>
          </table:table-cell>
          <table:table-cell table:formula="of:= [.K3] / [.K4]" office:value-type="float" office:value="12.8571428571429">
            <text:p>12.8571428571</text:p>
          </table:table-cell>
          <table:table-cell table:formula="of:= [.L3] / [.L4]" office:value-type="float" office:value="12.5">
            <text:p>12.5</text:p>
          </table:table-cell>
          <table:table-cell table:formula="of:= [.M3] / [.M4]" office:value-type="float" office:value="12.2222222222222">
            <text:p>12.2222222222</text:p>
          </table:table-cell>
          <table:table-cell table:formula="of:= [.N3] / [.N4]" office:value-type="float" office:value="12.2222222222222">
            <text:p>12.2222222222</text:p>
          </table:table-cell>
          <table:table-cell table:formula="of:= [.O3] / [.O4]" office:value-type="float" office:value="12">
            <text:p>12</text:p>
          </table:table-cell>
          <table:table-cell table:formula="of:= [.P3] / [.P4]" office:value-type="float" office:value="11.8181818181818">
            <text:p>11.8181818182</text:p>
          </table:table-cell>
          <table:table-cell table:formula="of:= [.Q3] / [.Q4]" office:value-type="float" office:value="11.8181818181818">
            <text:p>11.8181818182</text:p>
          </table:table-cell>
          <table:table-cell table:formula="of:= [.R3] / [.R4]" office:value-type="float" office:value="11.6666666666667">
            <text:p>11.6666666667</text:p>
          </table:table-cell>
          <table:table-cell table:formula="of:= [.S3] / [.S4]" office:value-type="float" office:value="11.5384615384615">
            <text:p>11.5384615385</text:p>
          </table:table-cell>
          <table:table-cell table:formula="of:= [.T3] / [.T4]" office:value-type="float" office:value="11.5384615384615">
            <text:p>11.5384615385</text:p>
          </table:table-cell>
          <table:table-cell table:formula="of:= [.U3] / [.U4]" office:value-type="float" office:value="11.4285714285714">
            <text:p>11.4285714286</text:p>
          </table:table-cell>
          <table:table-cell table:formula="of:= [.V3] / [.V4]" office:value-type="float" office:value="10">
            <text:p>10</text:p>
          </table:table-cell>
          <table:table-cell table:formula="of:= [.W3] / [.W4]" office:value-type="float" office:value="8">
            <text:p>8</text:p>
          </table:table-cell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3">
          <table:table-cell table:style-name="Default"/>
          <table:table-cell table:number-columns-repeated="22"/>
        </table:table-row>
        <table:table-row table:style-name="ro1">
          <table:table-cell office:value-type="string">
            <text:p>Simulated prices</text:p>
          </table:table-cell>
          <table:table-cell table:number-columns-repeated="22"/>
        </table:table-row>
        <table:table-row table:style-name="ro1">
          <table:table-cell table:style-name="Default" office:value-type="string">
            <text:p>Base =&gt; 1 house</text:p>
          </table:table-cell>
          <table:table-cell table:formula="of:= 4.9 + (0.1 * (1 - ([.B$2] * 0.02047619047))^2)" office:value-type="float" office:value="5">
            <text:p>5</text:p>
          </table:table-cell>
          <table:table-cell table:formula="of:= 4.9 + (0.1 * (1 - ([.C$2] * 0.02047619047))^2)" office:value-type="float" office:value="4.99594668934362">
            <text:p>4.9959466893</text:p>
          </table:table-cell>
          <table:table-cell table:formula="of:= 4.9 + (0.1 * (1 - ([.D$2] * 0.02047619047))^2)" office:value-type="float" office:value="4.99197723356247">
            <text:p>4.9919772336</text:p>
          </table:table-cell>
          <table:table-cell table:formula="of:= 4.9 + (0.1 * (1 - ([.E$2] * 0.02047619047))^2)" office:value-type="float" office:value="4.98809163265655">
            <text:p>4.9880916327</text:p>
          </table:table-cell>
          <table:table-cell table:formula="of:= 4.9 + (0.1 * (1 - ([.F$2] * 0.02047619047))^2)" office:value-type="float" office:value="4.98428988662586">
            <text:p>4.9842898866</text:p>
          </table:table-cell>
          <table:table-cell table:formula="of:= 4.9 + (0.1 * (1 - ([.G$2] * 0.02047619047))^2)" office:value-type="float" office:value="4.98057199547041">
            <text:p>4.9805719955</text:p>
          </table:table-cell>
          <table:table-cell table:formula="of:= 4.9 + (0.1 * (1 - ([.H$2] * 0.02047619047))^2)" office:value-type="float" office:value="4.97693795919019">
            <text:p>4.9769379592</text:p>
          </table:table-cell>
          <table:table-cell table:formula="of:= 4.9 + (0.1 * (1 - ([.I$2] * 0.02047619047))^2)" office:value-type="float" office:value="4.9733877777852">
            <text:p>4.9733877778</text:p>
          </table:table-cell>
          <table:table-cell table:formula="of:= 4.9 + (0.1 * (1 - ([.J$2] * 0.02047619047))^2)" office:value-type="float" office:value="4.96992145125545">
            <text:p>4.9699214513</text:p>
          </table:table-cell>
          <table:table-cell table:formula="of:= 4.9 + (0.1 * (1 - ([.K$2] * 0.02047619047))^2)" office:value-type="float" office:value="4.96653897960093">
            <text:p>4.9665389796</text:p>
          </table:table-cell>
          <table:table-cell table:formula="of:= 4.9 + (0.1 * (1 - ([.L$2] * 0.02047619047))^2)" office:value-type="float" office:value="4.96324036282164">
            <text:p>4.9632403628</text:p>
          </table:table-cell>
          <table:table-cell table:formula="of:= 4.9 + (0.1 * (1 - ([.M$2] * 0.02047619047))^2)" office:value-type="float" office:value="4.96002560091758">
            <text:p>4.9600256009</text:p>
          </table:table-cell>
          <table:table-cell table:formula="of:= 4.9 + (0.1 * (1 - ([.N$2] * 0.02047619047))^2)" office:value-type="float" office:value="4.95689469388876">
            <text:p>4.9568946939</text:p>
          </table:table-cell>
          <table:table-cell table:formula="of:= 4.9 + (0.1 * (1 - ([.O$2] * 0.02047619047))^2)" office:value-type="float" office:value="4.95384764173517">
            <text:p>4.9538476417</text:p>
          </table:table-cell>
          <table:table-cell table:formula="of:= 4.9 + (0.1 * (1 - ([.P$2] * 0.02047619047))^2)" office:value-type="float" office:value="4.95088444445681">
            <text:p>4.9508844445</text:p>
          </table:table-cell>
          <table:table-cell table:formula="of:= 4.9 + (0.1 * (1 - ([.Q$2] * 0.02047619047))^2)" office:value-type="float" office:value="4.94800510205368">
            <text:p>4.9480051021</text:p>
          </table:table-cell>
          <table:table-cell table:formula="of:= 4.9 + (0.1 * (1 - ([.R$2] * 0.02047619047))^2)" office:value-type="float" office:value="4.94520961452579">
            <text:p>4.9452096145</text:p>
          </table:table-cell>
          <table:table-cell table:formula="of:= 4.9 + (0.1 * (1 - ([.S$2] * 0.02047619047))^2)" office:value-type="float" office:value="4.94249798187313">
            <text:p>4.9424979819</text:p>
          </table:table-cell>
          <table:table-cell table:formula="of:= 4.9 + (0.1 * (1 - ([.T$2] * 0.02047619047))^2)" office:value-type="float" office:value="4.93987020409571">
            <text:p>4.9398702041</text:p>
          </table:table-cell>
          <table:table-cell table:formula="of:= 4.9 + (0.1 * (1 - ([.U$2] * 0.02047619047))^2)" office:value-type="float" office:value="4.93732628119351">
            <text:p>4.9373262812</text:p>
          </table:table-cell>
          <table:table-cell table:formula="of:= 4.9 + (0.1 * (1 - ([.V$2] * 0.02047619047))^2)" office:value-type="float" office:value="4.93486621316655">
            <text:p>4.9348662132</text:p>
          </table:table-cell>
          <table:table-cell table:formula="of:= 4.9 + (0.1 * (1 - ([.W$2] * 0.02047619047))^2)" office:value-type="float" office:value="4.93249000001482">
            <text:p>4.93249</text:p>
          </table:table-cell>
        </table:table-row>
        <table:table-row table:style-name="ro1">
          <table:table-cell table:style-name="Default" office:value-type="string">
            <text:p>Base =&gt; 2 houses</text:p>
          </table:table-cell>
          <table:table-cell table:formula="of:= 12 + (3 * (1 - ([.B$2] * 0.02047619047))^2)" office:value-type="float" office:value="15">
            <text:p>15</text:p>
          </table:table-cell>
          <table:table-cell table:formula="of:= 12 + (3 * (1 - ([.C$2] * 0.02047619047))^2)" office:value-type="float" office:value="14.8784006803085">
            <text:p>14.8784006803</text:p>
          </table:table-cell>
          <table:table-cell table:formula="of:= 12 + (3 * (1 - ([.D$2] * 0.02047619047))^2)" office:value-type="float" office:value="14.759317006874">
            <text:p>14.7593170069</text:p>
          </table:table-cell>
          <table:table-cell table:formula="of:= 12 + (3 * (1 - ([.E$2] * 0.02047619047))^2)" office:value-type="float" office:value="14.6427489796964">
            <text:p>14.6427489797</text:p>
          </table:table-cell>
          <table:table-cell table:formula="of:= 12 + (3 * (1 - ([.F$2] * 0.02047619047))^2)" office:value-type="float" office:value="14.5286965987759">
            <text:p>14.5286965988</text:p>
          </table:table-cell>
          <table:table-cell table:formula="of:= 12 + (3 * (1 - ([.G$2] * 0.02047619047))^2)" office:value-type="float" office:value="14.4171598641123">
            <text:p>14.4171598641</text:p>
          </table:table-cell>
          <table:table-cell table:formula="of:= 12 + (3 * (1 - ([.H$2] * 0.02047619047))^2)" office:value-type="float" office:value="14.3081387757057">
            <text:p>14.3081387757</text:p>
          </table:table-cell>
          <table:table-cell table:formula="of:= 12 + (3 * (1 - ([.I$2] * 0.02047619047))^2)" office:value-type="float" office:value="14.2016333335561">
            <text:p>14.2016333336</text:p>
          </table:table-cell>
          <table:table-cell table:formula="of:= 12 + (3 * (1 - ([.J$2] * 0.02047619047))^2)" office:value-type="float" office:value="14.0976435376634">
            <text:p>14.0976435377</text:p>
          </table:table-cell>
          <table:table-cell table:formula="of:= 12 + (3 * (1 - ([.K$2] * 0.02047619047))^2)" office:value-type="float" office:value="13.9961693880278">
            <text:p>13.996169388</text:p>
          </table:table-cell>
          <table:table-cell table:formula="of:= 12 + (3 * (1 - ([.L$2] * 0.02047619047))^2)" office:value-type="float" office:value="13.8972108846491">
            <text:p>13.8972108846</text:p>
          </table:table-cell>
          <table:table-cell table:formula="of:= 12 + (3 * (1 - ([.M$2] * 0.02047619047))^2)" office:value-type="float" office:value="13.8007680275274">
            <text:p>13.8007680275</text:p>
          </table:table-cell>
          <table:table-cell table:formula="of:= 12 + (3 * (1 - ([.N$2] * 0.02047619047))^2)" office:value-type="float" office:value="13.7068408166627">
            <text:p>13.7068408167</text:p>
          </table:table-cell>
          <table:table-cell table:formula="of:= 12 + (3 * (1 - ([.O$2] * 0.02047619047))^2)" office:value-type="float" office:value="13.615429252055">
            <text:p>13.6154292521</text:p>
          </table:table-cell>
          <table:table-cell table:formula="of:= 12 + (3 * (1 - ([.P$2] * 0.02047619047))^2)" office:value-type="float" office:value="13.5265333337043">
            <text:p>13.5265333337</text:p>
          </table:table-cell>
          <table:table-cell table:formula="of:= 12 + (3 * (1 - ([.Q$2] * 0.02047619047))^2)" office:value-type="float" office:value="13.4401530616105">
            <text:p>13.4401530616</text:p>
          </table:table-cell>
          <table:table-cell table:formula="of:= 12 + (3 * (1 - ([.R$2] * 0.02047619047))^2)" office:value-type="float" office:value="13.3562884357737">
            <text:p>13.3562884358</text:p>
          </table:table-cell>
          <table:table-cell table:formula="of:= 12 + (3 * (1 - ([.S$2] * 0.02047619047))^2)" office:value-type="float" office:value="13.2749394561939">
            <text:p>13.2749394562</text:p>
          </table:table-cell>
          <table:table-cell table:formula="of:= 12 + (3 * (1 - ([.T$2] * 0.02047619047))^2)" office:value-type="float" office:value="13.1961061228711">
            <text:p>13.1961061229</text:p>
          </table:table-cell>
          <table:table-cell table:formula="of:= 12 + (3 * (1 - ([.U$2] * 0.02047619047))^2)" office:value-type="float" office:value="13.1197884358053">
            <text:p>13.1197884358</text:p>
          </table:table-cell>
          <table:table-cell table:formula="of:= 12 + (3 * (1 - ([.V$2] * 0.02047619047))^2)" office:value-type="float" office:value="13.0459863949965">
            <text:p>13.045986395</text:p>
          </table:table-cell>
          <table:table-cell table:formula="of:= 12 + (3 * (1 - ([.W$2] * 0.02047619047))^2)" office:value-type="float" office:value="12.9747000004446">
            <text:p>12.9747000004</text:p>
          </table:table-cell>
        </table:table-row>
        <table:table-row table:style-name="ro1">
          <table:table-cell table:style-name="Default" office:value-type="string">
            <text:p>Base =&gt; 3 houses</text:p>
          </table:table-cell>
          <table:table-cell table:formula="of:= 28 + (17 * (1 - ([.B$2] * 0.02047619047))^2)" office:value-type="float" office:value="45">
            <text:p>45</text:p>
          </table:table-cell>
          <table:table-cell table:formula="of:= 28 + (17 * (1 - ([.C$2] * 0.02047619047))^2)" office:value-type="float" office:value="44.3109371884148">
            <text:p>44.3109371884</text:p>
          </table:table-cell>
          <table:table-cell table:formula="of:= 28 + (17 * (1 - ([.D$2] * 0.02047619047))^2)" office:value-type="float" office:value="43.6361297056191">
            <text:p>43.6361297056</text:p>
          </table:table-cell>
          <table:table-cell table:formula="of:= 28 + (17 * (1 - ([.E$2] * 0.02047619047))^2)" office:value-type="float" office:value="42.9755775516131">
            <text:p>42.9755775516</text:p>
          </table:table-cell>
          <table:table-cell table:formula="of:= 28 + (17 * (1 - ([.F$2] * 0.02047619047))^2)" office:value-type="float" office:value="42.3292807263965">
            <text:p>42.3292807264</text:p>
          </table:table-cell>
          <table:table-cell table:formula="of:= 28 + (17 * (1 - ([.G$2] * 0.02047619047))^2)" office:value-type="float" office:value="41.6972392299696">
            <text:p>41.69723923</text:p>
          </table:table-cell>
          <table:table-cell table:formula="of:= 28 + (17 * (1 - ([.H$2] * 0.02047619047))^2)" office:value-type="float" office:value="41.0794530623322">
            <text:p>41.0794530623</text:p>
          </table:table-cell>
          <table:table-cell table:formula="of:= 28 + (17 * (1 - ([.I$2] * 0.02047619047))^2)" office:value-type="float" office:value="40.4759222234844">
            <text:p>40.4759222235</text:p>
          </table:table-cell>
          <table:table-cell table:formula="of:= 28 + (17 * (1 - ([.J$2] * 0.02047619047))^2)" office:value-type="float" office:value="39.8866467134261">
            <text:p>39.8866467134</text:p>
          </table:table-cell>
          <table:table-cell table:formula="of:= 28 + (17 * (1 - ([.K$2] * 0.02047619047))^2)" office:value-type="float" office:value="39.3116265321574">
            <text:p>39.3116265322</text:p>
          </table:table-cell>
          <table:table-cell table:formula="of:= 28 + (17 * (1 - ([.L$2] * 0.02047619047))^2)" office:value-type="float" office:value="38.7508616796783">
            <text:p>38.7508616797</text:p>
          </table:table-cell>
          <table:table-cell table:formula="of:= 28 + (17 * (1 - ([.M$2] * 0.02047619047))^2)" office:value-type="float" office:value="38.2043521559888">
            <text:p>38.204352156</text:p>
          </table:table-cell>
          <table:table-cell table:formula="of:= 28 + (17 * (1 - ([.N$2] * 0.02047619047))^2)" office:value-type="float" office:value="37.6720979610888">
            <text:p>37.6720979611</text:p>
          </table:table-cell>
          <table:table-cell table:formula="of:= 28 + (17 * (1 - ([.O$2] * 0.02047619047))^2)" office:value-type="float" office:value="37.1540990949784">
            <text:p>37.154099095</text:p>
          </table:table-cell>
          <table:table-cell table:formula="of:= 28 + (17 * (1 - ([.P$2] * 0.02047619047))^2)" office:value-type="float" office:value="36.6503555576575">
            <text:p>36.6503555577</text:p>
          </table:table-cell>
          <table:table-cell table:formula="of:= 28 + (17 * (1 - ([.Q$2] * 0.02047619047))^2)" office:value-type="float" office:value="36.1608673491262">
            <text:p>36.1608673491</text:p>
          </table:table-cell>
          <table:table-cell table:formula="of:= 28 + (17 * (1 - ([.R$2] * 0.02047619047))^2)" office:value-type="float" office:value="35.6856344693845">
            <text:p>35.6856344694</text:p>
          </table:table-cell>
          <table:table-cell table:formula="of:= 28 + (17 * (1 - ([.S$2] * 0.02047619047))^2)" office:value-type="float" office:value="35.2246569184323">
            <text:p>35.2246569184</text:p>
          </table:table-cell>
          <table:table-cell table:formula="of:= 28 + (17 * (1 - ([.T$2] * 0.02047619047))^2)" office:value-type="float" office:value="34.7779346962698">
            <text:p>34.7779346963</text:p>
          </table:table-cell>
          <table:table-cell table:formula="of:= 28 + (17 * (1 - ([.U$2] * 0.02047619047))^2)" office:value-type="float" office:value="34.3454678028967">
            <text:p>34.3454678029</text:p>
          </table:table-cell>
          <table:table-cell table:formula="of:= 28 + (17 * (1 - ([.V$2] * 0.02047619047))^2)" office:value-type="float" office:value="33.9272562383133">
            <text:p>33.9272562383</text:p>
          </table:table-cell>
          <table:table-cell table:formula="of:= 28 + (17 * (1 - ([.W$2] * 0.02047619047))^2)" office:value-type="float" office:value="33.5233000025194">
            <text:p>33.5233000025</text:p>
          </table:table-cell>
        </table:table-row>
        <table:table-row table:style-name="ro1">
          <table:table-cell table:style-name="Default" office:value-type="string">
            <text:p>Base =&gt; 4 houses</text:p>
          </table:table-cell>
          <table:table-cell table:formula="of:= 34 + (46 * (1 - ([.B$2] * 0.02047619047))^2)" office:value-type="float" office:value="80">
            <text:p>80</text:p>
          </table:table-cell>
          <table:table-cell table:formula="of:= 34 + (46 * (1 - ([.C$2] * 0.02047619047))^2)" office:value-type="float" office:value="78.1354770980635">
            <text:p>78.1354770981</text:p>
          </table:table-cell>
          <table:table-cell table:formula="of:= 34 + (46 * (1 - ([.D$2] * 0.02047619047))^2)" office:value-type="float" office:value="76.3095274387341">
            <text:p>76.3095274387</text:p>
          </table:table-cell>
          <table:table-cell table:formula="of:= 34 + (46 * (1 - ([.E$2] * 0.02047619047))^2)" office:value-type="float" office:value="74.5221510220118">
            <text:p>74.522151022</text:p>
          </table:table-cell>
          <table:table-cell table:formula="of:= 34 + (46 * (1 - ([.F$2] * 0.02047619047))^2)" office:value-type="float" office:value="72.7733478478965">
            <text:p>72.7733478479</text:p>
          </table:table-cell>
          <table:table-cell table:formula="of:= 34 + (46 * (1 - ([.G$2] * 0.02047619047))^2)" office:value-type="float" office:value="71.0631179163883">
            <text:p>71.0631179164</text:p>
          </table:table-cell>
          <table:table-cell table:formula="of:= 34 + (46 * (1 - ([.H$2] * 0.02047619047))^2)" office:value-type="float" office:value="69.3914612274871">
            <text:p>69.3914612275</text:p>
          </table:table-cell>
          <table:table-cell table:formula="of:= 34 + (46 * (1 - ([.I$2] * 0.02047619047))^2)" office:value-type="float" office:value="67.758377781193">
            <text:p>67.7583777812</text:p>
          </table:table-cell>
          <table:table-cell table:formula="of:= 34 + (46 * (1 - ([.J$2] * 0.02047619047))^2)" office:value-type="float" office:value="66.163867577506">
            <text:p>66.1638675775</text:p>
          </table:table-cell>
          <table:table-cell table:formula="of:= 34 + (46 * (1 - ([.K$2] * 0.02047619047))^2)" office:value-type="float" office:value="64.607930616426">
            <text:p>64.6079306164</text:p>
          </table:table-cell>
          <table:table-cell table:formula="of:= 34 + (46 * (1 - ([.L$2] * 0.02047619047))^2)" office:value-type="float" office:value="63.0905668979531">
            <text:p>63.090566898</text:p>
          </table:table-cell>
          <table:table-cell table:formula="of:= 34 + (46 * (1 - ([.M$2] * 0.02047619047))^2)" office:value-type="float" office:value="61.6117764220873">
            <text:p>61.6117764221</text:p>
          </table:table-cell>
          <table:table-cell table:formula="of:= 34 + (46 * (1 - ([.N$2] * 0.02047619047))^2)" office:value-type="float" office:value="60.1715591888285">
            <text:p>60.1715591888</text:p>
          </table:table-cell>
          <table:table-cell table:formula="of:= 34 + (46 * (1 - ([.O$2] * 0.02047619047))^2)" office:value-type="float" office:value="58.7699151981767">
            <text:p>58.7699151982</text:p>
          </table:table-cell>
          <table:table-cell table:formula="of:= 34 + (46 * (1 - ([.P$2] * 0.02047619047))^2)" office:value-type="float" office:value="57.4068444501321">
            <text:p>57.4068444501</text:p>
          </table:table-cell>
          <table:table-cell table:formula="of:= 34 + (46 * (1 - ([.Q$2] * 0.02047619047))^2)" office:value-type="float" office:value="56.0823469446945">
            <text:p>56.0823469447</text:p>
          </table:table-cell>
          <table:table-cell table:formula="of:= 34 + (46 * (1 - ([.R$2] * 0.02047619047))^2)" office:value-type="float" office:value="54.796422681864">
            <text:p>54.7964226819</text:p>
          </table:table-cell>
          <table:table-cell table:formula="of:= 34 + (46 * (1 - ([.S$2] * 0.02047619047))^2)" office:value-type="float" office:value="53.5490716616405">
            <text:p>53.5490716616</text:p>
          </table:table-cell>
          <table:table-cell table:formula="of:= 34 + (46 * (1 - ([.T$2] * 0.02047619047))^2)" office:value-type="float" office:value="52.3402938840241">
            <text:p>52.340293884</text:p>
          </table:table-cell>
          <table:table-cell table:formula="of:= 34 + (46 * (1 - ([.U$2] * 0.02047619047))^2)" office:value-type="float" office:value="51.1700893490147">
            <text:p>51.170089349</text:p>
          </table:table-cell>
          <table:table-cell table:formula="of:= 34 + (46 * (1 - ([.V$2] * 0.02047619047))^2)" office:value-type="float" office:value="50.0384580566124">
            <text:p>50.0384580566</text:p>
          </table:table-cell>
          <table:table-cell table:formula="of:= 34 + (46 * (1 - ([.W$2] * 0.02047619047))^2)" office:value-type="float" office:value="48.9454000068172">
            <text:p>48.9454000068</text:p>
          </table:table-cell>
        </table:table-row>
        <table:table-row table:style-name="ro1">
          <table:table-cell table:style-name="Default" office:value-type="string">
            <text:p>Base =&gt; hotel</text:p>
          </table:table-cell>
          <table:table-cell table:formula="of:= (125 * (1 - ([.B$2] * 0.02047619047))^2)" office:value-type="float" office:value="125">
            <text:p>125</text:p>
          </table:table-cell>
          <table:table-cell table:formula="of:= (125 * (1 - ([.C$2] * 0.02047619047))^2)" office:value-type="float" office:value="119.93336167952">
            <text:p>119.9333616795</text:p>
          </table:table-cell>
          <table:table-cell table:formula="of:= (125 * (1 - ([.D$2] * 0.02047619047))^2)" office:value-type="float" office:value="114.971541953082">
            <text:p>114.9715419531</text:p>
          </table:table-cell>
          <table:table-cell table:formula="of:= (125 * (1 - ([.E$2] * 0.02047619047))^2)" office:value-type="float" office:value="110.114540820684">
            <text:p>110.1145408207</text:p>
          </table:table-cell>
          <table:table-cell table:formula="of:= (125 * (1 - ([.F$2] * 0.02047619047))^2)" office:value-type="float" office:value="105.362358282327">
            <text:p>105.3623582823</text:p>
          </table:table-cell>
          <table:table-cell table:formula="of:= (125 * (1 - ([.G$2] * 0.02047619047))^2)" office:value-type="float" office:value="100.714994338012">
            <text:p>100.714994338</text:p>
          </table:table-cell>
          <table:table-cell table:formula="of:= (125 * (1 - ([.H$2] * 0.02047619047))^2)" office:value-type="float" office:value="96.1724489877367">
            <text:p>96.1724489877</text:p>
          </table:table-cell>
          <table:table-cell table:formula="of:= (125 * (1 - ([.I$2] * 0.02047619047))^2)" office:value-type="float" office:value="91.7347222315028">
            <text:p>91.7347222315</text:p>
          </table:table-cell>
          <table:table-cell table:formula="of:= (125 * (1 - ([.J$2] * 0.02047619047))^2)" office:value-type="float" office:value="87.4018140693098">
            <text:p>87.4018140693</text:p>
          </table:table-cell>
          <table:table-cell table:formula="of:= (125 * (1 - ([.K$2] * 0.02047619047))^2)" office:value-type="float" office:value="83.1737245011577">
            <text:p>83.1737245012</text:p>
          </table:table-cell>
          <table:table-cell table:formula="of:= (125 * (1 - ([.L$2] * 0.02047619047))^2)" office:value-type="float" office:value="79.0504535270465">
            <text:p>79.050453527</text:p>
          </table:table-cell>
          <table:table-cell table:formula="of:= (125 * (1 - ([.M$2] * 0.02047619047))^2)" office:value-type="float" office:value="75.0320011469763">
            <text:p>75.032001147</text:p>
          </table:table-cell>
          <table:table-cell table:formula="of:= (125 * (1 - ([.N$2] * 0.02047619047))^2)" office:value-type="float" office:value="71.1183673609469">
            <text:p>71.1183673609</text:p>
          </table:table-cell>
          <table:table-cell table:formula="of:= (125 * (1 - ([.O$2] * 0.02047619047))^2)" office:value-type="float" office:value="67.3095521689586">
            <text:p>67.309552169</text:p>
          </table:table-cell>
          <table:table-cell table:formula="of:= (125 * (1 - ([.P$2] * 0.02047619047))^2)" office:value-type="float" office:value="63.6055555710111">
            <text:p>63.605555571</text:p>
          </table:table-cell>
          <table:table-cell table:formula="of:= (125 * (1 - ([.Q$2] * 0.02047619047))^2)" office:value-type="float" office:value="60.0063775671046">
            <text:p>60.0063775671</text:p>
          </table:table-cell>
          <table:table-cell table:formula="of:= (125 * (1 - ([.R$2] * 0.02047619047))^2)" office:value-type="float" office:value="56.512018157239">
            <text:p>56.5120181572</text:p>
          </table:table-cell>
          <table:table-cell table:formula="of:= (125 * (1 - ([.S$2] * 0.02047619047))^2)" office:value-type="float" office:value="53.1224773414144">
            <text:p>53.1224773414</text:p>
          </table:table-cell>
          <table:table-cell table:formula="of:= (125 * (1 - ([.T$2] * 0.02047619047))^2)" office:value-type="float" office:value="49.8377551196306">
            <text:p>49.8377551196</text:p>
          </table:table-cell>
          <table:table-cell table:formula="of:= (125 * (1 - ([.U$2] * 0.02047619047))^2)" office:value-type="float" office:value="46.6578514918878">
            <text:p>46.6578514919</text:p>
          </table:table-cell>
          <table:table-cell table:formula="of:= (125 * (1 - ([.V$2] * 0.02047619047))^2)" office:value-type="float" office:value="43.5827664581859">
            <text:p>43.5827664582</text:p>
          </table:table-cell>
          <table:table-cell table:formula="of:= (125 * (1 - ([.W$2] * 0.02047619047))^2)" office:value-type="float" office:value="40.612500018525">
            <text:p>40.6125000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7T15:21:42</dc:date>
    <dc:creator>amos </dc:creator>
    <meta:generator>LibreOffice/3.5$Linux_X86_64 LibreOffice_project/350m1$Build-2</meta:generator>
    <meta:editing-duration>PT15H23M44S</meta:editing-duration>
    <meta:editing-cycles>7</meta:editing-cycles>
    <meta:document-statistic meta:table-count="2" meta:cell-count="7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5cm" svg:height="8.939cm" xlink:href=".." xlink:type="simple" chart:class="chart:line" chart:style-name="ch1">
        <chart:legend chart:legend-position="end" svg:x="9.449cm" svg:y="3.921cm" style:legend-expansion="high" chart:style-name="ch2"/>
        <chart:plot-area chart:style-name="ch3" table:cell-range-address="Raw.A17:Raw.W17 Raw.A25:Raw.AD25" chart:data-source-has-labels="column" svg:x="0.741cm" svg:y="0.847cm" svg:width="8.126cm" svg:height="7.494cm">
          <chartooo:coordinate-region svg:x="1.548cm" svg:y="1.046cm" svg:width="7.319cm" svg:height="6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B17:Raw.W17" chart:label-cell-address="Raw.A17:Raw.A17" chart:class="chart:line">
            <chart:data-point chart:repeated="22"/>
          </chart:series>
          <chart:series chart:style-name="ch8" chart:values-cell-range-address="Raw.B25:Raw.AD25" chart:label-cell-address="Raw.A25:Raw.A25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=&gt; hotel</text:p>
                <draw:g>
                  <svg:desc>Raw.A17:Raw.A17</svg:desc>
                </draw:g>
              </table:table-cell>
              <table:table-cell office:value-type="float" office:value="125">
                <text:p>125</text:p>
                <draw:g>
                  <svg:desc>Raw.B17:Raw.W17</svg:desc>
                </draw:g>
              </table:table-cell>
              <table:table-cell office:value-type="float" office:value="112.5">
                <text:p>112.5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62.5">
                <text:p>62.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5">
                <text:p>55</text:p>
              </table:table-cell>
              <table:table-cell office:value-type="float" office:value="52.2727272727273">
                <text:p>52.2727272727273</text:p>
              </table:table-cell>
              <table:table-cell office:value-type="float" office:value="52.2727272727273">
                <text:p>52.2727272727273</text:p>
              </table:table-cell>
              <table:table-cell office:value-type="float" office:value="50">
                <text:p>50</text:p>
              </table:table-cell>
              <table:table-cell office:value-type="float" office:value="49.0384615384615">
                <text:p>49.0384615384615</text:p>
              </table:table-cell>
              <table:table-cell office:value-type="float" office:value="49.0384615384615">
                <text:p>49.0384615384615</text:p>
              </table:table-cell>
              <table:table-cell office:value-type="float" office:value="50">
                <text:p>50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imulated base =&gt; hotel</text:p>
                <draw:g>
                  <svg:desc>Raw.A25:Raw.A25</svg:desc>
                </draw:g>
              </table:table-cell>
              <table:table-cell office:value-type="float" office:value="125">
                <text:p>125</text:p>
                <draw:g>
                  <svg:desc>Raw.B25:Raw.AD25</svg:desc>
                </draw:g>
              </table:table-cell>
              <table:table-cell office:value-type="float" office:value="115.214136964273">
                <text:p>115.214136964273</text:p>
              </table:table-cell>
              <table:table-cell office:value-type="float" office:value="106.372266915725">
                <text:p>106.372266915725</text:p>
              </table:table-cell>
              <table:table-cell office:value-type="float" office:value="98.3952342502329">
                <text:p>98.3952342502329</text:p>
              </table:table-cell>
              <table:table-cell office:value-type="float" office:value="91.2094937262754">
                <text:p>91.2094937262754</text:p>
              </table:table-cell>
              <table:table-cell office:value-type="float" office:value="84.7467877211308">
                <text:p>84.7467877211308</text:p>
              </table:table-cell>
              <table:table-cell office:value-type="float" office:value="78.9438376172205">
                <text:p>78.9438376172205</text:p>
              </table:table-cell>
              <table:table-cell office:value-type="float" office:value="73.7420489">
                <text:p>73.7420489</text:p>
              </table:table-cell>
              <table:table-cell office:value-type="float" office:value="69.087229555089">
                <text:p>69.087229555089</text:p>
              </table:table-cell>
              <table:table-cell office:value-type="float" office:value="64.9293213586302">
                <text:p>64.9293213586302</text:p>
              </table:table-cell>
              <table:table-cell office:value-type="float" office:value="61.2221436611602">
                <text:p>61.2221436611602</text:p>
              </table:table-cell>
              <table:table-cell office:value-type="float" office:value="57.9231492715688">
                <text:p>57.9231492715688</text:p>
              </table:table-cell>
              <table:table-cell office:value-type="float" office:value="54.9931920540214">
                <text:p>54.9931920540214</text:p>
              </table:table-cell>
              <table:table-cell office:value-type="float" office:value="52.3963058570107">
                <text:p>52.3963058570107</text:p>
              </table:table-cell>
              <table:table-cell office:value-type="float" office:value="50.0994944">
                <text:p>50.0994944</text:p>
              </table:table-cell>
              <table:table-cell office:value-type="float" office:value="48.0725317494156">
                <text:p>48.0725317494156</text:p>
              </table:table-cell>
              <table:table-cell office:value-type="float" office:value="46.2877730220388">
                <text:p>46.2877730220388</text:p>
              </table:table-cell>
              <table:table-cell office:value-type="float" office:value="44.719974960146">
                <text:p>44.719974960146</text:p>
              </table:table-cell>
              <table:table-cell office:value-type="float" office:value="43.3461260290356">
                <text:p>43.3461260290356</text:p>
              </table:table-cell>
              <table:table-cell office:value-type="float" office:value="42.1452856938793">
                <text:p>42.1452856938793</text:p>
              </table:table-cell>
              <table:table-cell office:value-type="float" office:value="41.0984325391284">
                <text:p>41.0984325391284</text:p>
              </table:table-cell>
              <table:table-cell office:value-type="float" office:value="40.1883209">
                <text:p>40.1883209</text:p>
              </table:table-cell>
              <table:table-cell office:value-type="float" office:value="39.3993456818632">
                <text:p>39.3993456818632</text:p>
              </table:table-cell>
              <table:table-cell office:value-type="float" office:value="38.7174150496409">
                <text:p>38.7174150496409</text:p>
              </table:table-cell>
              <table:table-cell office:value-type="float" office:value="38.1298306756369">
                <text:p>38.1298306756369</text:p>
              </table:table-cell>
              <table:table-cell office:value-type="float" office:value="37.6251752404918">
                <text:p>37.6251752404918</text:p>
              </table:table-cell>
              <table:table-cell office:value-type="float" office:value="37.193206888268">
                <text:p>37.193206888268</text:p>
              </table:table-cell>
              <table:table-cell office:value-type="float" office:value="36.8247603429574">
                <text:p>36.8247603429574</text:p>
              </table:table-cell>
              <table:table-cell office:value-type="float" office:value="36.5116544">
                <text:p>36.511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7.305cm" svg:height="13.871cm" xlink:href=".." xlink:type="simple" chart:class="chart:bar" chart:style-name="ch1">
        <chart:legend chart:legend-position="end" svg:x="34.936cm" svg:y="1.407cm" style:legend-expansion="high" chart:style-name="ch2"/>
        <chart:plot-area chart:style-name="ch3" table:cell-range-address="Estimated.A10:Estimated.W14" chart:data-source-has-labels="column" svg:x="1.196cm" svg:y="1.243cm" svg:width="32.248cm" svg:height="11.931cm">
          <chartooo:coordinate-region svg:x="2.003cm" svg:y="1.442cm" svg:width="31.441cm" svg:height="11.085cm"/>
          <chart:axis chart:dimension="x" chart:name="primary-x" chart:style-name="ch4" chartooo:axis-type="auto">
            <chartooo:date-scale/>
            <chart:categories table:cell-range-address="Estimated.A10:Estimated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stimated.B10:Estimated.B14" chart:class="chart:bar">
            <chart:data-point chart:repeated="5"/>
          </chart:series>
          <chart:series chart:style-name="ch8" chart:values-cell-range-address="Estimated.C10:Estimated.C14" chart:class="chart:bar">
            <chart:data-point chart:repeated="5"/>
          </chart:series>
          <chart:series chart:style-name="ch9" chart:values-cell-range-address="Estimated.D10:Estimated.D14" chart:class="chart:bar">
            <chart:data-point chart:repeated="5"/>
          </chart:series>
          <chart:series chart:style-name="ch10" chart:values-cell-range-address="Estimated.E10:Estimated.E14" chart:class="chart:bar">
            <chart:data-point chart:repeated="5"/>
          </chart:series>
          <chart:series chart:style-name="ch11" chart:values-cell-range-address="Estimated.F10:Estimated.F14" chart:class="chart:bar">
            <chart:data-point chart:repeated="5"/>
          </chart:series>
          <chart:series chart:style-name="ch12" chart:values-cell-range-address="Estimated.G10:Estimated.G14" chart:class="chart:bar">
            <chart:data-point chart:repeated="5"/>
          </chart:series>
          <chart:series chart:style-name="ch13" chart:values-cell-range-address="Estimated.H10:Estimated.H14" chart:class="chart:bar">
            <chart:data-point chart:repeated="5"/>
          </chart:series>
          <chart:series chart:style-name="ch14" chart:values-cell-range-address="Estimated.I10:Estimated.I14" chart:class="chart:bar">
            <chart:data-point chart:repeated="5"/>
          </chart:series>
          <chart:series chart:style-name="ch15" chart:values-cell-range-address="Estimated.J10:Estimated.J14" chart:class="chart:bar">
            <chart:data-point chart:repeated="5"/>
          </chart:series>
          <chart:series chart:style-name="ch16" chart:values-cell-range-address="Estimated.K10:Estimated.K14" chart:class="chart:bar">
            <chart:data-point chart:repeated="5"/>
          </chart:series>
          <chart:series chart:style-name="ch17" chart:values-cell-range-address="Estimated.L10:Estimated.L14" chart:class="chart:bar">
            <chart:data-point chart:repeated="5"/>
          </chart:series>
          <chart:series chart:style-name="ch18" chart:values-cell-range-address="Estimated.M10:Estimated.M14" chart:class="chart:bar">
            <chart:data-point chart:repeated="5"/>
          </chart:series>
          <chart:series chart:style-name="ch19" chart:values-cell-range-address="Estimated.N10:Estimated.N14" chart:class="chart:bar">
            <chart:data-point chart:repeated="5"/>
          </chart:series>
          <chart:series chart:style-name="ch20" chart:values-cell-range-address="Estimated.O10:Estimated.O14" chart:class="chart:bar">
            <chart:data-point chart:repeated="5"/>
          </chart:series>
          <chart:series chart:style-name="ch21" chart:values-cell-range-address="Estimated.P10:Estimated.P14" chart:class="chart:bar">
            <chart:data-point chart:repeated="5"/>
          </chart:series>
          <chart:series chart:style-name="ch10" chart:values-cell-range-address="Estimated.Q10:Estimated.Q14" chart:class="chart:bar">
            <chart:data-point chart:repeated="5"/>
          </chart:series>
          <chart:series chart:style-name="ch11" chart:values-cell-range-address="Estimated.R10:Estimated.R14" chart:class="chart:bar">
            <chart:data-point chart:repeated="5"/>
          </chart:series>
          <chart:series chart:style-name="ch12" chart:values-cell-range-address="Estimated.S10:Estimated.S14" chart:class="chart:bar">
            <chart:data-point chart:repeated="5"/>
          </chart:series>
          <chart:series chart:style-name="ch13" chart:values-cell-range-address="Estimated.T10:Estimated.T14" chart:class="chart:bar">
            <chart:data-point chart:repeated="5"/>
          </chart:series>
          <chart:series chart:style-name="ch14" chart:values-cell-range-address="Estimated.U10:Estimated.U14" chart:class="chart:bar">
            <chart:data-point chart:repeated="5"/>
          </chart:series>
          <chart:series chart:style-name="ch15" chart:values-cell-range-address="Estimated.V10:Estimated.V14" chart:class="chart:bar">
            <chart:data-point chart:repeated="5"/>
          </chart:series>
          <chart:series chart:style-name="ch16" chart:values-cell-range-address="Estimated.W10:Estimated.W14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 =&gt; 1 house</text:p>
                <draw:g>
                  <svg:desc>Estimated.A10:Estimated.A14</svg:desc>
                </draw:g>
              </table:table-cell>
              <table:table-cell office:value-type="float" office:value="5">
                <text:p>5</text:p>
                <draw:g>
                  <svg:desc>Estimated.B10:Estimated.B14</svg:desc>
                </draw:g>
              </table:table-cell>
              <table:table-cell office:value-type="float" office:value="4.99594668934362">
                <text:p>4.99594668934362</text:p>
                <draw:g>
                  <svg:desc>Estimated.C10:Estimated.C14</svg:desc>
                </draw:g>
              </table:table-cell>
              <table:table-cell office:value-type="float" office:value="4.99197723356247">
                <text:p>4.99197723356247</text:p>
                <draw:g>
                  <svg:desc>Estimated.D10:Estimated.D14</svg:desc>
                </draw:g>
              </table:table-cell>
              <table:table-cell office:value-type="float" office:value="4.98809163265655">
                <text:p>4.98809163265655</text:p>
                <draw:g>
                  <svg:desc>Estimated.E10:Estimated.E14</svg:desc>
                </draw:g>
              </table:table-cell>
              <table:table-cell office:value-type="float" office:value="4.98428988662586">
                <text:p>4.98428988662586</text:p>
                <draw:g>
                  <svg:desc>Estimated.F10:Estimated.F14</svg:desc>
                </draw:g>
              </table:table-cell>
              <table:table-cell office:value-type="float" office:value="4.98057199547041">
                <text:p>4.98057199547041</text:p>
                <draw:g>
                  <svg:desc>Estimated.G10:Estimated.G14</svg:desc>
                </draw:g>
              </table:table-cell>
              <table:table-cell office:value-type="float" office:value="4.97693795919019">
                <text:p>4.97693795919019</text:p>
                <draw:g>
                  <svg:desc>Estimated.H10:Estimated.H14</svg:desc>
                </draw:g>
              </table:table-cell>
              <table:table-cell office:value-type="float" office:value="4.9733877777852">
                <text:p>4.9733877777852</text:p>
                <draw:g>
                  <svg:desc>Estimated.I10:Estimated.I14</svg:desc>
                </draw:g>
              </table:table-cell>
              <table:table-cell office:value-type="float" office:value="4.96992145125545">
                <text:p>4.96992145125545</text:p>
                <draw:g>
                  <svg:desc>Estimated.J10:Estimated.J14</svg:desc>
                </draw:g>
              </table:table-cell>
              <table:table-cell office:value-type="float" office:value="4.96653897960093">
                <text:p>4.96653897960093</text:p>
                <draw:g>
                  <svg:desc>Estimated.K10:Estimated.K14</svg:desc>
                </draw:g>
              </table:table-cell>
              <table:table-cell office:value-type="float" office:value="4.96324036282164">
                <text:p>4.96324036282164</text:p>
                <draw:g>
                  <svg:desc>Estimated.L10:Estimated.L14</svg:desc>
                </draw:g>
              </table:table-cell>
              <table:table-cell office:value-type="float" office:value="4.96002560091758">
                <text:p>4.96002560091758</text:p>
                <draw:g>
                  <svg:desc>Estimated.M10:Estimated.M14</svg:desc>
                </draw:g>
              </table:table-cell>
              <table:table-cell office:value-type="float" office:value="4.95689469388876">
                <text:p>4.95689469388876</text:p>
                <draw:g>
                  <svg:desc>Estimated.N10:Estimated.N14</svg:desc>
                </draw:g>
              </table:table-cell>
              <table:table-cell office:value-type="float" office:value="4.95384764173517">
                <text:p>4.95384764173517</text:p>
                <draw:g>
                  <svg:desc>Estimated.O10:Estimated.O14</svg:desc>
                </draw:g>
              </table:table-cell>
              <table:table-cell office:value-type="float" office:value="4.95088444445681">
                <text:p>4.95088444445681</text:p>
                <draw:g>
                  <svg:desc>Estimated.P10:Estimated.P14</svg:desc>
                </draw:g>
              </table:table-cell>
              <table:table-cell office:value-type="float" office:value="4.94800510205368">
                <text:p>4.94800510205368</text:p>
                <draw:g>
                  <svg:desc>Estimated.Q10:Estimated.Q14</svg:desc>
                </draw:g>
              </table:table-cell>
              <table:table-cell office:value-type="float" office:value="4.94520961452579">
                <text:p>4.94520961452579</text:p>
                <draw:g>
                  <svg:desc>Estimated.R10:Estimated.R14</svg:desc>
                </draw:g>
              </table:table-cell>
              <table:table-cell office:value-type="float" office:value="4.94249798187313">
                <text:p>4.94249798187313</text:p>
                <draw:g>
                  <svg:desc>Estimated.S10:Estimated.S14</svg:desc>
                </draw:g>
              </table:table-cell>
              <table:table-cell office:value-type="float" office:value="4.93987020409571">
                <text:p>4.93987020409571</text:p>
                <draw:g>
                  <svg:desc>Estimated.T10:Estimated.T14</svg:desc>
                </draw:g>
              </table:table-cell>
              <table:table-cell office:value-type="float" office:value="4.93732628119351">
                <text:p>4.93732628119351</text:p>
                <draw:g>
                  <svg:desc>Estimated.U10:Estimated.U14</svg:desc>
                </draw:g>
              </table:table-cell>
              <table:table-cell office:value-type="float" office:value="4.93486621316655">
                <text:p>4.93486621316655</text:p>
                <draw:g>
                  <svg:desc>Estimated.V10:Estimated.V14</svg:desc>
                </draw:g>
              </table:table-cell>
              <table:table-cell office:value-type="float" office:value="4.93249000001482">
                <text:p>4.93249000001482</text:p>
                <draw:g>
                  <svg:desc>Estimated.W10:Estimated.W14</svg:desc>
                </draw:g>
              </table:table-cell>
            </table:table-row>
            <table:table-row>
              <table:table-cell office:value-type="string">
                <text:p>Base =&gt; 2 houses</text:p>
              </table:table-cell>
              <table:table-cell office:value-type="float" office:value="15">
                <text:p>15</text:p>
              </table:table-cell>
              <table:table-cell office:value-type="float" office:value="14.8784006803085">
                <text:p>14.8784006803085</text:p>
              </table:table-cell>
              <table:table-cell office:value-type="float" office:value="14.759317006874">
                <text:p>14.759317006874</text:p>
              </table:table-cell>
              <table:table-cell office:value-type="float" office:value="14.6427489796964">
                <text:p>14.6427489796964</text:p>
              </table:table-cell>
              <table:table-cell office:value-type="float" office:value="14.5286965987759">
                <text:p>14.5286965987759</text:p>
              </table:table-cell>
              <table:table-cell office:value-type="float" office:value="14.4171598641123">
                <text:p>14.4171598641123</text:p>
              </table:table-cell>
              <table:table-cell office:value-type="float" office:value="14.3081387757057">
                <text:p>14.3081387757057</text:p>
              </table:table-cell>
              <table:table-cell office:value-type="float" office:value="14.2016333335561">
                <text:p>14.2016333335561</text:p>
              </table:table-cell>
              <table:table-cell office:value-type="float" office:value="14.0976435376634">
                <text:p>14.0976435376634</text:p>
              </table:table-cell>
              <table:table-cell office:value-type="float" office:value="13.9961693880278">
                <text:p>13.9961693880278</text:p>
              </table:table-cell>
              <table:table-cell office:value-type="float" office:value="13.8972108846491">
                <text:p>13.8972108846491</text:p>
              </table:table-cell>
              <table:table-cell office:value-type="float" office:value="13.8007680275274">
                <text:p>13.8007680275274</text:p>
              </table:table-cell>
              <table:table-cell office:value-type="float" office:value="13.7068408166627">
                <text:p>13.7068408166627</text:p>
              </table:table-cell>
              <table:table-cell office:value-type="float" office:value="13.615429252055">
                <text:p>13.615429252055</text:p>
              </table:table-cell>
              <table:table-cell office:value-type="float" office:value="13.5265333337043">
                <text:p>13.5265333337043</text:p>
              </table:table-cell>
              <table:table-cell office:value-type="float" office:value="13.4401530616105">
                <text:p>13.4401530616105</text:p>
              </table:table-cell>
              <table:table-cell office:value-type="float" office:value="13.3562884357737">
                <text:p>13.3562884357737</text:p>
              </table:table-cell>
              <table:table-cell office:value-type="float" office:value="13.2749394561939">
                <text:p>13.2749394561939</text:p>
              </table:table-cell>
              <table:table-cell office:value-type="float" office:value="13.1961061228711">
                <text:p>13.1961061228711</text:p>
              </table:table-cell>
              <table:table-cell office:value-type="float" office:value="13.1197884358053">
                <text:p>13.1197884358053</text:p>
              </table:table-cell>
              <table:table-cell office:value-type="float" office:value="13.0459863949965">
                <text:p>13.0459863949965</text:p>
              </table:table-cell>
              <table:table-cell office:value-type="float" office:value="12.9747000004446">
                <text:p>12.9747000004446</text:p>
              </table:table-cell>
            </table:table-row>
            <table:table-row>
              <table:table-cell office:value-type="string">
                <text:p>Base =&gt; 3 houses</text:p>
              </table:table-cell>
              <table:table-cell office:value-type="float" office:value="45">
                <text:p>45</text:p>
              </table:table-cell>
              <table:table-cell office:value-type="float" office:value="44.3109371884148">
                <text:p>44.3109371884148</text:p>
              </table:table-cell>
              <table:table-cell office:value-type="float" office:value="43.6361297056191">
                <text:p>43.6361297056191</text:p>
              </table:table-cell>
              <table:table-cell office:value-type="float" office:value="42.9755775516131">
                <text:p>42.9755775516131</text:p>
              </table:table-cell>
              <table:table-cell office:value-type="float" office:value="42.3292807263965">
                <text:p>42.3292807263965</text:p>
              </table:table-cell>
              <table:table-cell office:value-type="float" office:value="41.6972392299696">
                <text:p>41.6972392299696</text:p>
              </table:table-cell>
              <table:table-cell office:value-type="float" office:value="41.0794530623322">
                <text:p>41.0794530623322</text:p>
              </table:table-cell>
              <table:table-cell office:value-type="float" office:value="40.4759222234844">
                <text:p>40.4759222234844</text:p>
              </table:table-cell>
              <table:table-cell office:value-type="float" office:value="39.8866467134261">
                <text:p>39.8866467134261</text:p>
              </table:table-cell>
              <table:table-cell office:value-type="float" office:value="39.3116265321574">
                <text:p>39.3116265321574</text:p>
              </table:table-cell>
              <table:table-cell office:value-type="float" office:value="38.7508616796783">
                <text:p>38.7508616796783</text:p>
              </table:table-cell>
              <table:table-cell office:value-type="float" office:value="38.2043521559888">
                <text:p>38.2043521559888</text:p>
              </table:table-cell>
              <table:table-cell office:value-type="float" office:value="37.6720979610888">
                <text:p>37.6720979610888</text:p>
              </table:table-cell>
              <table:table-cell office:value-type="float" office:value="37.1540990949784">
                <text:p>37.1540990949784</text:p>
              </table:table-cell>
              <table:table-cell office:value-type="float" office:value="36.6503555576575">
                <text:p>36.6503555576575</text:p>
              </table:table-cell>
              <table:table-cell office:value-type="float" office:value="36.1608673491262">
                <text:p>36.1608673491262</text:p>
              </table:table-cell>
              <table:table-cell office:value-type="float" office:value="35.6856344693845">
                <text:p>35.6856344693845</text:p>
              </table:table-cell>
              <table:table-cell office:value-type="float" office:value="35.2246569184323">
                <text:p>35.2246569184323</text:p>
              </table:table-cell>
              <table:table-cell office:value-type="float" office:value="34.7779346962698">
                <text:p>34.7779346962698</text:p>
              </table:table-cell>
              <table:table-cell office:value-type="float" office:value="34.3454678028967">
                <text:p>34.3454678028967</text:p>
              </table:table-cell>
              <table:table-cell office:value-type="float" office:value="33.9272562383133">
                <text:p>33.9272562383133</text:p>
              </table:table-cell>
              <table:table-cell office:value-type="float" office:value="33.5233000025194">
                <text:p>33.5233000025194</text:p>
              </table:table-cell>
            </table:table-row>
            <table:table-row>
              <table:table-cell office:value-type="string">
                <text:p>Base =&gt; 4 houses</text:p>
              </table:table-cell>
              <table:table-cell office:value-type="float" office:value="80">
                <text:p>80</text:p>
              </table:table-cell>
              <table:table-cell office:value-type="float" office:value="78.1354770980635">
                <text:p>78.1354770980635</text:p>
              </table:table-cell>
              <table:table-cell office:value-type="float" office:value="76.3095274387341">
                <text:p>76.3095274387341</text:p>
              </table:table-cell>
              <table:table-cell office:value-type="float" office:value="74.5221510220118">
                <text:p>74.5221510220118</text:p>
              </table:table-cell>
              <table:table-cell office:value-type="float" office:value="72.7733478478965">
                <text:p>72.7733478478965</text:p>
              </table:table-cell>
              <table:table-cell office:value-type="float" office:value="71.0631179163883">
                <text:p>71.0631179163883</text:p>
              </table:table-cell>
              <table:table-cell office:value-type="float" office:value="69.3914612274871">
                <text:p>69.3914612274871</text:p>
              </table:table-cell>
              <table:table-cell office:value-type="float" office:value="67.758377781193">
                <text:p>67.758377781193</text:p>
              </table:table-cell>
              <table:table-cell office:value-type="float" office:value="66.163867577506">
                <text:p>66.163867577506</text:p>
              </table:table-cell>
              <table:table-cell office:value-type="float" office:value="64.607930616426">
                <text:p>64.607930616426</text:p>
              </table:table-cell>
              <table:table-cell office:value-type="float" office:value="63.0905668979531">
                <text:p>63.0905668979531</text:p>
              </table:table-cell>
              <table:table-cell office:value-type="float" office:value="61.6117764220873">
                <text:p>61.6117764220873</text:p>
              </table:table-cell>
              <table:table-cell office:value-type="float" office:value="60.1715591888285">
                <text:p>60.1715591888285</text:p>
              </table:table-cell>
              <table:table-cell office:value-type="float" office:value="58.7699151981767">
                <text:p>58.7699151981767</text:p>
              </table:table-cell>
              <table:table-cell office:value-type="float" office:value="57.4068444501321">
                <text:p>57.4068444501321</text:p>
              </table:table-cell>
              <table:table-cell office:value-type="float" office:value="56.0823469446945">
                <text:p>56.0823469446945</text:p>
              </table:table-cell>
              <table:table-cell office:value-type="float" office:value="54.796422681864">
                <text:p>54.796422681864</text:p>
              </table:table-cell>
              <table:table-cell office:value-type="float" office:value="53.5490716616405">
                <text:p>53.5490716616405</text:p>
              </table:table-cell>
              <table:table-cell office:value-type="float" office:value="52.3402938840241">
                <text:p>52.3402938840241</text:p>
              </table:table-cell>
              <table:table-cell office:value-type="float" office:value="51.1700893490147">
                <text:p>51.1700893490147</text:p>
              </table:table-cell>
              <table:table-cell office:value-type="float" office:value="50.0384580566124">
                <text:p>50.0384580566124</text:p>
              </table:table-cell>
              <table:table-cell office:value-type="float" office:value="48.9454000068172">
                <text:p>48.9454000068172</text:p>
              </table:table-cell>
            </table:table-row>
            <table:table-row>
              <table:table-cell office:value-type="string">
                <text:p>Base =&gt; hotel</text:p>
              </table:table-cell>
              <table:table-cell office:value-type="float" office:value="125">
                <text:p>125</text:p>
              </table:table-cell>
              <table:table-cell office:value-type="float" office:value="119.93336167952">
                <text:p>119.93336167952</text:p>
              </table:table-cell>
              <table:table-cell office:value-type="float" office:value="114.971541953082">
                <text:p>114.971541953082</text:p>
              </table:table-cell>
              <table:table-cell office:value-type="float" office:value="110.114540820684">
                <text:p>110.114540820684</text:p>
              </table:table-cell>
              <table:table-cell office:value-type="float" office:value="105.362358282327">
                <text:p>105.362358282327</text:p>
              </table:table-cell>
              <table:table-cell office:value-type="float" office:value="100.714994338012">
                <text:p>100.714994338012</text:p>
              </table:table-cell>
              <table:table-cell office:value-type="float" office:value="96.1724489877367">
                <text:p>96.1724489877367</text:p>
              </table:table-cell>
              <table:table-cell office:value-type="float" office:value="91.7347222315028">
                <text:p>91.7347222315028</text:p>
              </table:table-cell>
              <table:table-cell office:value-type="float" office:value="87.4018140693098">
                <text:p>87.4018140693098</text:p>
              </table:table-cell>
              <table:table-cell office:value-type="float" office:value="83.1737245011577">
                <text:p>83.1737245011577</text:p>
              </table:table-cell>
              <table:table-cell office:value-type="float" office:value="79.0504535270465">
                <text:p>79.0504535270465</text:p>
              </table:table-cell>
              <table:table-cell office:value-type="float" office:value="75.0320011469763">
                <text:p>75.0320011469763</text:p>
              </table:table-cell>
              <table:table-cell office:value-type="float" office:value="71.1183673609469">
                <text:p>71.1183673609469</text:p>
              </table:table-cell>
              <table:table-cell office:value-type="float" office:value="67.3095521689586">
                <text:p>67.3095521689586</text:p>
              </table:table-cell>
              <table:table-cell office:value-type="float" office:value="63.6055555710111">
                <text:p>63.6055555710111</text:p>
              </table:table-cell>
              <table:table-cell office:value-type="float" office:value="60.0063775671046">
                <text:p>60.0063775671046</text:p>
              </table:table-cell>
              <table:table-cell office:value-type="float" office:value="56.512018157239">
                <text:p>56.512018157239</text:p>
              </table:table-cell>
              <table:table-cell office:value-type="float" office:value="53.1224773414144">
                <text:p>53.1224773414144</text:p>
              </table:table-cell>
              <table:table-cell office:value-type="float" office:value="49.8377551196306">
                <text:p>49.8377551196306</text:p>
              </table:table-cell>
              <table:table-cell office:value-type="float" office:value="46.6578514918878">
                <text:p>46.6578514918878</text:p>
              </table:table-cell>
              <table:table-cell office:value-type="float" office:value="43.5827664581859">
                <text:p>43.5827664581859</text:p>
              </table:table-cell>
              <table:table-cell office:value-type="float" office:value="40.612500018525">
                <text:p>40.612500018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cm" svg:height="8.936cm" xlink:href=".." xlink:type="simple" chart:class="chart:line" chart:style-name="ch1">
        <chart:legend chart:legend-position="end" svg:x="8.92cm" svg:y="3.92cm" style:legend-expansion="high" chart:style-name="ch2"/>
        <chart:plot-area chart:style-name="ch3" table:cell-range-address="Raw.A13:Raw.W13 Raw.A21:Raw.AD21" chart:data-source-has-labels="column" svg:x="0.741cm" svg:y="0.847cm" svg:width="7.597cm" svg:height="7.491cm">
          <chartooo:coordinate-region svg:x="1.177cm" svg:y="1.046cm" svg:width="7.161cm" svg:height="6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13:Raw.W13" chart:label-cell-address="Raw.A13:Raw.A13" chart:class="chart:line">
            <chart:data-point chart:repeated="22"/>
          </chart:series>
          <chart:series chart:style-name="ch7" chart:values-cell-range-address="Raw.B21:Raw.AD21" chart:label-cell-address="Raw.A21:Raw.A2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=&gt; 1 house</text:p>
                <draw:g>
                  <svg:desc>Raw.A13:Raw.A13</svg:desc>
                </draw:g>
              </table:table-cell>
              <table:table-cell office:value-type="float" office:value="5">
                <text:p>5</text:p>
                <draw:g>
                  <svg:desc>Raw.B13:Raw.W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35714285714286">
                <text:p>5.3571428571428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mulated Base =&gt; 1 house</text:p>
                <draw:g>
                  <svg:desc>Raw.A21:Raw.A21</svg:desc>
                </draw:g>
              </table:table-cell>
              <table:table-cell office:value-type="float" office:value="5">
                <text:p>5</text:p>
                <draw:g>
                  <svg:desc>Raw.B21:Raw.AD2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cm" svg:height="8.936cm" xlink:href=".." xlink:type="simple" chart:class="chart:line" chart:style-name="ch1">
        <chart:legend chart:legend-position="end" svg:x="9.952cm" svg:y="3.721cm" style:legend-expansion="high" chart:style-name="ch2"/>
        <chart:plot-area chart:style-name="ch3" table:cell-range-address="Raw.A14:Raw.W14 Raw.A22:Raw.AD22" chart:data-source-has-labels="column" svg:x="0.741cm" svg:y="0.847cm" svg:width="8.629cm" svg:height="7.491cm">
          <chartooo:coordinate-region svg:x="1.362cm" svg:y="1.046cm" svg:width="8.008cm" svg:height="6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14:Raw.W14" chart:label-cell-address="Raw.A14:Raw.A14" chart:class="chart:line">
            <chart:data-point chart:repeated="22"/>
          </chart:series>
          <chart:series chart:style-name="ch7" chart:values-cell-range-address="Raw.B22:Raw.AD22" chart:label-cell-address="Raw.A22:Raw.A22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=&gt; 2 houses</text:p>
                <draw:g>
                  <svg:desc>Raw.A14:Raw.A14</svg:desc>
                </draw:g>
              </table:table-cell>
              <table:table-cell office:value-type="float" office:value="15">
                <text:p>15</text:p>
                <draw:g>
                  <svg:desc>Raw.B14:Raw.W1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5">
                <text:p>12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3.75">
                <text:p>13.75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6.5">
                <text:p>16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0714285714286">
                <text:p>16.0714285714286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imulated Base =&gt; 2 houses</text:p>
                <draw:g>
                  <svg:desc>Raw.A22:Raw.A22</svg:desc>
                </draw:g>
              </table:table-cell>
              <table:table-cell office:value-type="float" office:value="15">
                <text:p>15</text:p>
                <draw:g>
                  <svg:desc>Raw.B22:Raw.AD22</svg:desc>
                </draw:g>
              </table:table-cell>
              <table:table-cell office:value-type="float" office:value="14.7825363769838">
                <text:p>14.7825363769838</text:p>
              </table:table-cell>
              <table:table-cell office:value-type="float" office:value="14.586050375905">
                <text:p>14.586050375905</text:p>
              </table:table-cell>
              <table:table-cell office:value-type="float" office:value="14.4087829833385">
                <text:p>14.4087829833385</text:p>
              </table:table-cell>
              <table:table-cell office:value-type="float" office:value="14.2490998605839">
                <text:p>14.2490998605839</text:p>
              </table:table-cell>
              <table:table-cell office:value-type="float" office:value="14.1054841715807">
                <text:p>14.1054841715807</text:p>
              </table:table-cell>
              <table:table-cell office:value-type="float" office:value="13.9765297248271">
                <text:p>13.9765297248271</text:p>
              </table:table-cell>
              <table:table-cell office:value-type="float" office:value="13.86093442">
                <text:p>13.86093442</text:p>
              </table:table-cell>
              <table:table-cell office:value-type="float" office:value="13.7574939901131">
                <text:p>13.7574939901131</text:p>
              </table:table-cell>
              <table:table-cell office:value-type="float" office:value="13.6650960301918">
                <text:p>13.6650960301918</text:p>
              </table:table-cell>
              <table:table-cell office:value-type="float" office:value="13.5827143035813">
                <text:p>13.5827143035813</text:p>
              </table:table-cell>
              <table:table-cell office:value-type="float" office:value="13.509403317146">
                <text:p>13.509403317146</text:p>
              </table:table-cell>
              <table:table-cell office:value-type="float" office:value="13.444293156756">
                <text:p>13.444293156756</text:p>
              </table:table-cell>
              <table:table-cell office:value-type="float" office:value="13.3865845746002">
                <text:p>13.3865845746002</text:p>
              </table:table-cell>
              <table:table-cell office:value-type="float" office:value="13.33554432">
                <text:p>13.33554432</text:p>
              </table:table-cell>
              <table:table-cell office:value-type="float" office:value="13.2905007055426">
                <text:p>13.2905007055426</text:p>
              </table:table-cell>
              <table:table-cell office:value-type="float" office:value="13.2508394004898">
                <text:p>13.2508394004898</text:p>
              </table:table-cell>
              <table:table-cell office:value-type="float" office:value="13.2159994435588">
                <text:p>13.2159994435588</text:p>
              </table:table-cell>
              <table:table-cell office:value-type="float" office:value="13.1854694673119">
                <text:p>13.1854694673119</text:p>
              </table:table-cell>
              <table:table-cell office:value-type="float" office:value="13.1587841265307">
                <text:p>13.1587841265307</text:p>
              </table:table-cell>
              <table:table-cell office:value-type="float" office:value="13.1355207230917">
                <text:p>13.1355207230917</text:p>
              </table:table-cell>
              <table:table-cell office:value-type="float" office:value="13.11529602">
                <text:p>13.11529602</text:p>
              </table:table-cell>
              <table:table-cell office:value-type="float" office:value="13.0977632373747">
                <text:p>13.0977632373747</text:p>
              </table:table-cell>
              <table:table-cell office:value-type="float" office:value="13.0826092233254">
                <text:p>13.0826092233254</text:p>
              </table:table-cell>
              <table:table-cell office:value-type="float" office:value="13.0695517927919">
                <text:p>13.0695517927919</text:p>
              </table:table-cell>
              <table:table-cell office:value-type="float" office:value="13.0583372275665">
                <text:p>13.0583372275665</text:p>
              </table:table-cell>
              <table:table-cell office:value-type="float" office:value="13.0487379308504">
                <text:p>13.0487379308504</text:p>
              </table:table-cell>
              <table:table-cell office:value-type="float" office:value="13.0405502298435">
                <text:p>13.0405502298435</text:p>
              </table:table-cell>
              <table:table-cell office:value-type="float" office:value="13.03359232">
                <text:p>13.03359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cm" svg:height="8.936cm" xlink:href=".." xlink:type="simple" chart:class="chart:line" chart:style-name="ch1">
        <chart:legend chart:legend-position="end" svg:x="9.952cm" svg:y="3.721cm" style:legend-expansion="high" chart:style-name="ch2"/>
        <chart:plot-area chart:style-name="ch3" table:cell-range-address="Raw.A15:Raw.W15 Raw.A23:Raw.AD23" chart:data-source-has-labels="column" svg:x="0.741cm" svg:y="0.847cm" svg:width="8.629cm" svg:height="7.491cm">
          <chartooo:coordinate-region svg:x="1.362cm" svg:y="1.047cm" svg:width="8.008cm" svg:height="6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15:Raw.W15" chart:label-cell-address="Raw.A15:Raw.A15" chart:class="chart:line">
            <chart:data-point chart:repeated="22"/>
          </chart:series>
          <chart:series chart:style-name="ch7" chart:values-cell-range-address="Raw.B23:Raw.AD23" chart:label-cell-address="Raw.A23:Raw.A23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=&gt; 3 houses</text:p>
                <draw:g>
                  <svg:desc>Raw.A15:Raw.A15</svg:desc>
                </draw:g>
              </table:table-cell>
              <table:table-cell office:value-type="float" office:value="45">
                <text:p>45</text:p>
                <draw:g>
                  <svg:desc>Raw.B15:Raw.W1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37.5">
                <text:p>37.5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7.5">
                <text:p>37.5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imulated Base =&gt; 3 houses</text:p>
                <draw:g>
                  <svg:desc>Raw.A23:Raw.A23</svg:desc>
                </draw:g>
              </table:table-cell>
              <table:table-cell office:value-type="float" office:value="45">
                <text:p>45</text:p>
                <draw:g>
                  <svg:desc>Raw.B23:Raw.AD23</svg:desc>
                </draw:g>
              </table:table-cell>
              <table:table-cell office:value-type="float" office:value="43.1515592043627">
                <text:p>43.1515592043627</text:p>
              </table:table-cell>
              <table:table-cell office:value-type="float" office:value="41.4814281951925">
                <text:p>41.4814281951925</text:p>
              </table:table-cell>
              <table:table-cell office:value-type="float" office:value="39.9746553583773">
                <text:p>39.9746553583773</text:p>
              </table:table-cell>
              <table:table-cell office:value-type="float" office:value="38.6173488149631">
                <text:p>38.6173488149631</text:p>
              </table:table-cell>
              <table:table-cell office:value-type="float" office:value="37.3966154584358">
                <text:p>37.3966154584358</text:p>
              </table:table-cell>
              <table:table-cell office:value-type="float" office:value="36.3005026610305">
                <text:p>36.3005026610305</text:p>
              </table:table-cell>
              <table:table-cell office:value-type="float" office:value="35.31794257">
                <text:p>35.31794257</text:p>
              </table:table-cell>
              <table:table-cell office:value-type="float" office:value="34.4386989159612">
                <text:p>34.4386989159612</text:p>
              </table:table-cell>
              <table:table-cell office:value-type="float" office:value="33.6533162566302">
                <text:p>33.6533162566302</text:p>
              </table:table-cell>
              <table:table-cell office:value-type="float" office:value="32.9530715804414">
                <text:p>32.9530715804414</text:p>
              </table:table-cell>
              <table:table-cell office:value-type="float" office:value="32.3299281957408">
                <text:p>32.3299281957408</text:p>
              </table:table-cell>
              <table:table-cell office:value-type="float" office:value="31.7764918324263">
                <text:p>31.7764918324263</text:p>
              </table:table-cell>
              <table:table-cell office:value-type="float" office:value="31.285968884102">
                <text:p>31.285968884102</text:p>
              </table:table-cell>
              <table:table-cell office:value-type="float" office:value="30.85212672">
                <text:p>30.85212672</text:p>
              </table:table-cell>
              <table:table-cell office:value-type="float" office:value="30.4692559971118">
                <text:p>30.4692559971118</text:p>
              </table:table-cell>
              <table:table-cell office:value-type="float" office:value="30.1321349041629">
                <text:p>30.1321349041629</text:p>
              </table:table-cell>
              <table:table-cell office:value-type="float" office:value="29.8359952702498">
                <text:p>29.8359952702498</text:p>
              </table:table-cell>
              <table:table-cell office:value-type="float" office:value="29.5764904721512">
                <text:p>29.5764904721512</text:p>
              </table:table-cell>
              <table:table-cell office:value-type="float" office:value="29.3496650755105">
                <text:p>29.3496650755105</text:p>
              </table:table-cell>
              <table:table-cell office:value-type="float" office:value="29.1519261462798">
                <text:p>29.1519261462798</text:p>
              </table:table-cell>
              <table:table-cell office:value-type="float" office:value="28.98001617">
                <text:p>28.98001617</text:p>
              </table:table-cell>
              <table:table-cell office:value-type="float" office:value="28.8309875176853">
                <text:p>28.8309875176853</text:p>
              </table:table-cell>
              <table:table-cell office:value-type="float" office:value="28.7021783982655">
                <text:p>28.7021783982655</text:p>
              </table:table-cell>
              <table:table-cell office:value-type="float" office:value="28.5911902387314">
                <text:p>28.5911902387314</text:p>
              </table:table-cell>
              <table:table-cell office:value-type="float" office:value="28.4958664343151">
                <text:p>28.4958664343151</text:p>
              </table:table-cell>
              <table:table-cell office:value-type="float" office:value="28.4142724122284">
                <text:p>28.4142724122284</text:p>
              </table:table-cell>
              <table:table-cell office:value-type="float" office:value="28.3446769536697">
                <text:p>28.3446769536697</text:p>
              </table:table-cell>
              <table:table-cell office:value-type="float" office:value="28.28553472">
                <text:p>28.285534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cm" svg:height="8.936cm" xlink:href=".." xlink:type="simple" chart:class="chart:line" chart:style-name="ch1">
        <chart:legend chart:legend-position="end" svg:x="9.952cm" svg:y="3.721cm" style:legend-expansion="high" chart:style-name="ch2"/>
        <chart:plot-area chart:style-name="ch3" table:cell-range-address="Raw.A16:Raw.W16 Raw.A24:Raw.AD24" chart:data-source-has-labels="column" svg:x="0.741cm" svg:y="0.847cm" svg:width="8.629cm" svg:height="7.491cm">
          <chartooo:coordinate-region svg:x="1.362cm" svg:y="1.047cm" svg:width="8.008cm" svg:height="6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16:Raw.W16" chart:label-cell-address="Raw.A16:Raw.A16" chart:class="chart:line">
            <chart:data-point chart:repeated="22"/>
          </chart:series>
          <chart:series chart:style-name="ch7" chart:values-cell-range-address="Raw.B24:Raw.AD24" chart:label-cell-address="Raw.A24:Raw.A2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=&gt; 4 houses</text:p>
                <draw:g>
                  <svg:desc>Raw.A16:Raw.A16</svg:desc>
                </draw:g>
              </table:table-cell>
              <table:table-cell office:value-type="float" office:value="80">
                <text:p>80</text:p>
                <draw:g>
                  <svg:desc>Raw.B16:Raw.W1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6.25">
                <text:p>56.2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50">
                <text:p>50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46.25">
                <text:p>46.25</text:p>
              </table:table-cell>
              <table:table-cell office:value-type="float" office:value="44.3181818181818">
                <text:p>44.3181818181818</text:p>
              </table:table-cell>
              <table:table-cell office:value-type="float" office:value="44.3181818181818">
                <text:p>44.3181818181818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imulated Base =&gt; 4 houses</text:p>
                <draw:g>
                  <svg:desc>Raw.A24:Raw.A24</svg:desc>
                </draw:g>
              </table:table-cell>
              <table:table-cell office:value-type="float" office:value="80">
                <text:p>80</text:p>
                <draw:g>
                  <svg:desc>Raw.B24:Raw.AD24</svg:desc>
                </draw:g>
              </table:table-cell>
              <table:table-cell office:value-type="float" office:value="74.9983366706284">
                <text:p>74.9983366706284</text:p>
              </table:table-cell>
              <table:table-cell office:value-type="float" office:value="70.479158645815">
                <text:p>70.479158645815</text:p>
              </table:table-cell>
              <table:table-cell office:value-type="float" office:value="66.4020086167857">
                <text:p>66.4020086167857</text:p>
              </table:table-cell>
              <table:table-cell office:value-type="float" office:value="62.7292967934297">
                <text:p>62.7292967934297</text:p>
              </table:table-cell>
              <table:table-cell office:value-type="float" office:value="59.4261359463557">
                <text:p>59.4261359463557</text:p>
              </table:table-cell>
              <table:table-cell office:value-type="float" office:value="56.4601836710238">
                <text:p>56.4601836710238</text:p>
              </table:table-cell>
              <table:table-cell office:value-type="float" office:value="53.80149166">
                <text:p>53.80149166</text:p>
              </table:table-cell>
              <table:table-cell office:value-type="float" office:value="51.422361772601">
                <text:p>51.422361772601</text:p>
              </table:table-cell>
              <table:table-cell office:value-type="float" office:value="49.297208694411">
                <text:p>49.297208694411</text:p>
              </table:table-cell>
              <table:table-cell office:value-type="float" office:value="47.4024289823708">
                <text:p>47.4024289823708</text:p>
              </table:table-cell>
              <table:table-cell office:value-type="float" office:value="45.7162762943574">
                <text:p>45.7162762943574</text:p>
              </table:table-cell>
              <table:table-cell office:value-type="float" office:value="44.2187426053887">
                <text:p>44.2187426053887</text:p>
              </table:table-cell>
              <table:table-cell office:value-type="float" office:value="42.8914452158054">
                <text:p>42.8914452158054</text:p>
              </table:table-cell>
              <table:table-cell office:value-type="float" office:value="41.71751936">
                <text:p>41.71751936</text:p>
              </table:table-cell>
              <table:table-cell office:value-type="float" office:value="40.6815162274791">
                <text:p>40.6815162274791</text:p>
              </table:table-cell>
              <table:table-cell office:value-type="float" office:value="39.7693062112643">
                <text:p>39.7693062112643</text:p>
              </table:table-cell>
              <table:table-cell office:value-type="float" office:value="38.9679872018524">
                <text:p>38.9679872018524</text:p>
              </table:table-cell>
              <table:table-cell office:value-type="float" office:value="38.2657977481737">
                <text:p>38.2657977481737</text:p>
              </table:table-cell>
              <table:table-cell office:value-type="float" office:value="37.652034910205">
                <text:p>37.652034910205</text:p>
              </table:table-cell>
              <table:table-cell office:value-type="float" office:value="37.1169766311101">
                <text:p>37.1169766311101</text:p>
              </table:table-cell>
              <table:table-cell office:value-type="float" office:value="36.65180846">
                <text:p>36.65180846</text:p>
              </table:table-cell>
              <table:table-cell office:value-type="float" office:value="36.2485544596189">
                <text:p>36.2485544596189</text:p>
              </table:table-cell>
              <table:table-cell office:value-type="float" office:value="35.9000121364831">
                <text:p>35.9000121364831</text:p>
              </table:table-cell>
              <table:table-cell office:value-type="float" office:value="35.5996912342144">
                <text:p>35.5996912342144</text:p>
              </table:table-cell>
              <table:table-cell office:value-type="float" office:value="35.3417562340292">
                <text:p>35.3417562340292</text:p>
              </table:table-cell>
              <table:table-cell office:value-type="float" office:value="35.1209724095592">
                <text:p>35.1209724095592</text:p>
              </table:table-cell>
              <table:table-cell office:value-type="float" office:value="34.9326552864004">
                <text:p>34.9326552864004</text:p>
              </table:table-cell>
              <table:table-cell office:value-type="float" office:value="34.77262336">
                <text:p>34.772623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8.993cm" xlink:href=".." xlink:type="simple" chart:class="chart:line" chart:style-name="ch1">
        <chart:legend chart:legend-position="end" svg:x="13.19cm" svg:y="4.197cm" style:legend-expansion="high" chart:style-name="ch2"/>
        <chart:plot-area chart:style-name="ch3" table:cell-range-address="Raw.A8:Raw.W8" chart:data-source-has-labels="column" svg:x="0.77cm" svg:y="0.851cm" svg:width="11.78cm" svg:height="7.543cm">
          <chartooo:coordinate-region svg:x="1.391cm" svg:y="1.05cm" svg:width="10.972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8:Raw.W8" chart:label-cell-address="Raw.A8:Raw.A8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Base rent</text:p>
                <draw:g>
                  <svg:desc>Raw.A8:Raw.A8</svg:desc>
                </draw:g>
              </table:table-cell>
              <table:table-cell office:value-type="float" office:value="2">
                <text:p>2</text:p>
                <draw:g>
                  <svg:desc>Raw.B8:Raw.W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9.866cm" svg:height="19.608cm" xlink:href=".." xlink:type="simple" chart:class="chart:bar" chart:style-name="ch1">
        <chart:legend chart:legend-position="end" svg:x="47.497cm" svg:y="4.276cm" style:legend-expansion="high" chart:style-name="ch2"/>
        <chart:plot-area chart:style-name="ch3" table:cell-range-address="Raw.A8:Raw.W11" chart:data-source-has-labels="column" svg:x="1.447cm" svg:y="1.703cm" svg:width="44.056cm" svg:height="17.093cm">
          <chartooo:coordinate-region svg:x="2.254cm" svg:y="1.902cm" svg:width="43.249cm" svg:height="16.247cm"/>
          <chart:axis chart:dimension="x" chart:name="primary-x" chart:style-name="ch4" chartooo:axis-type="auto">
            <chartooo:date-scale/>
            <chart:categories table:cell-range-address="Raw.A8:Raw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8:Raw.B11" chart:class="chart:bar">
            <chart:data-point chart:repeated="4"/>
          </chart:series>
          <chart:series chart:style-name="ch8" chart:values-cell-range-address="Raw.C8:Raw.C11" chart:class="chart:bar">
            <chart:data-point chart:repeated="4"/>
          </chart:series>
          <chart:series chart:style-name="ch9" chart:values-cell-range-address="Raw.D8:Raw.D11" chart:class="chart:bar">
            <chart:data-point chart:repeated="4"/>
          </chart:series>
          <chart:series chart:style-name="ch10" chart:values-cell-range-address="Raw.E8:Raw.E11" chart:class="chart:bar">
            <chart:data-point chart:repeated="4"/>
          </chart:series>
          <chart:series chart:style-name="ch11" chart:values-cell-range-address="Raw.F8:Raw.F11" chart:class="chart:bar">
            <chart:data-point chart:repeated="4"/>
          </chart:series>
          <chart:series chart:style-name="ch12" chart:values-cell-range-address="Raw.G8:Raw.G11" chart:class="chart:bar">
            <chart:data-point chart:repeated="4"/>
          </chart:series>
          <chart:series chart:style-name="ch13" chart:values-cell-range-address="Raw.H8:Raw.H11" chart:class="chart:bar">
            <chart:data-point chart:repeated="4"/>
          </chart:series>
          <chart:series chart:style-name="ch14" chart:values-cell-range-address="Raw.I8:Raw.I11" chart:class="chart:bar">
            <chart:data-point chart:repeated="4"/>
          </chart:series>
          <chart:series chart:style-name="ch15" chart:values-cell-range-address="Raw.J8:Raw.J11" chart:class="chart:bar">
            <chart:data-point chart:repeated="4"/>
          </chart:series>
          <chart:series chart:style-name="ch16" chart:values-cell-range-address="Raw.K8:Raw.K11" chart:class="chart:bar">
            <chart:data-point chart:repeated="4"/>
          </chart:series>
          <chart:series chart:style-name="ch17" chart:values-cell-range-address="Raw.L8:Raw.L11" chart:class="chart:bar">
            <chart:data-point chart:repeated="4"/>
          </chart:series>
          <chart:series chart:style-name="ch18" chart:values-cell-range-address="Raw.M8:Raw.M11" chart:class="chart:bar">
            <chart:data-point chart:repeated="4"/>
          </chart:series>
          <chart:series chart:style-name="ch7" chart:values-cell-range-address="Raw.N8:Raw.N11" chart:class="chart:bar">
            <chart:data-point chart:repeated="4"/>
          </chart:series>
          <chart:series chart:style-name="ch8" chart:values-cell-range-address="Raw.O8:Raw.O11" chart:class="chart:bar">
            <chart:data-point chart:repeated="4"/>
          </chart:series>
          <chart:series chart:style-name="ch9" chart:values-cell-range-address="Raw.P8:Raw.P11" chart:class="chart:bar">
            <chart:data-point chart:repeated="4"/>
          </chart:series>
          <chart:series chart:style-name="ch10" chart:values-cell-range-address="Raw.Q8:Raw.Q11" chart:class="chart:bar">
            <chart:data-point chart:repeated="4"/>
          </chart:series>
          <chart:series chart:style-name="ch11" chart:values-cell-range-address="Raw.R8:Raw.R11" chart:class="chart:bar">
            <chart:data-point chart:repeated="4"/>
          </chart:series>
          <chart:series chart:style-name="ch12" chart:values-cell-range-address="Raw.S8:Raw.S11" chart:class="chart:bar">
            <chart:data-point chart:repeated="4"/>
          </chart:series>
          <chart:series chart:style-name="ch13" chart:values-cell-range-address="Raw.T8:Raw.T11" chart:class="chart:bar">
            <chart:data-point chart:repeated="4"/>
          </chart:series>
          <chart:series chart:style-name="ch14" chart:values-cell-range-address="Raw.U8:Raw.U11" chart:class="chart:bar">
            <chart:data-point chart:repeated="4"/>
          </chart:series>
          <chart:series chart:style-name="ch15" chart:values-cell-range-address="Raw.V8:Raw.V11" chart:class="chart:bar">
            <chart:data-point chart:repeated="4"/>
          </chart:series>
          <chart:series chart:style-name="ch16" chart:values-cell-range-address="Raw.W8:Raw.W1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 rent</text:p>
                <draw:g>
                  <svg:desc>Raw.A8:Raw.A11</svg:desc>
                </draw:g>
              </table:table-cell>
              <table:table-cell office:value-type="float" office:value="2">
                <text:p>2</text:p>
                <draw:g>
                  <svg:desc>Raw.B8:Raw.B11</svg:desc>
                </draw:g>
              </table:table-cell>
              <table:table-cell office:value-type="float" office:value="4">
                <text:p>4</text:p>
                <draw:g>
                  <svg:desc>Raw.C8:Raw.C11</svg:desc>
                </draw:g>
              </table:table-cell>
              <table:table-cell office:value-type="float" office:value="6">
                <text:p>6</text:p>
                <draw:g>
                  <svg:desc>Raw.D8:Raw.D11</svg:desc>
                </draw:g>
              </table:table-cell>
              <table:table-cell office:value-type="float" office:value="6">
                <text:p>6</text:p>
                <draw:g>
                  <svg:desc>Raw.E8:Raw.E11</svg:desc>
                </draw:g>
              </table:table-cell>
              <table:table-cell office:value-type="float" office:value="8">
                <text:p>8</text:p>
                <draw:g>
                  <svg:desc>Raw.F8:Raw.F11</svg:desc>
                </draw:g>
              </table:table-cell>
              <table:table-cell office:value-type="float" office:value="10">
                <text:p>10</text:p>
                <draw:g>
                  <svg:desc>Raw.G8:Raw.G11</svg:desc>
                </draw:g>
              </table:table-cell>
              <table:table-cell office:value-type="float" office:value="10">
                <text:p>10</text:p>
                <draw:g>
                  <svg:desc>Raw.H8:Raw.H11</svg:desc>
                </draw:g>
              </table:table-cell>
              <table:table-cell office:value-type="float" office:value="12">
                <text:p>12</text:p>
                <draw:g>
                  <svg:desc>Raw.I8:Raw.I11</svg:desc>
                </draw:g>
              </table:table-cell>
              <table:table-cell office:value-type="float" office:value="14">
                <text:p>14</text:p>
                <draw:g>
                  <svg:desc>Raw.J8:Raw.J11</svg:desc>
                </draw:g>
              </table:table-cell>
              <table:table-cell office:value-type="float" office:value="14">
                <text:p>14</text:p>
                <draw:g>
                  <svg:desc>Raw.K8:Raw.K11</svg:desc>
                </draw:g>
              </table:table-cell>
              <table:table-cell office:value-type="float" office:value="16">
                <text:p>16</text:p>
                <draw:g>
                  <svg:desc>Raw.L8:Raw.L11</svg:desc>
                </draw:g>
              </table:table-cell>
              <table:table-cell office:value-type="float" office:value="18">
                <text:p>18</text:p>
                <draw:g>
                  <svg:desc>Raw.M8:Raw.M11</svg:desc>
                </draw:g>
              </table:table-cell>
              <table:table-cell office:value-type="float" office:value="18">
                <text:p>18</text:p>
                <draw:g>
                  <svg:desc>Raw.N8:Raw.N11</svg:desc>
                </draw:g>
              </table:table-cell>
              <table:table-cell office:value-type="float" office:value="20">
                <text:p>20</text:p>
                <draw:g>
                  <svg:desc>Raw.O8:Raw.O11</svg:desc>
                </draw:g>
              </table:table-cell>
              <table:table-cell office:value-type="float" office:value="22">
                <text:p>22</text:p>
                <draw:g>
                  <svg:desc>Raw.P8:Raw.P11</svg:desc>
                </draw:g>
              </table:table-cell>
              <table:table-cell office:value-type="float" office:value="22">
                <text:p>22</text:p>
                <draw:g>
                  <svg:desc>Raw.Q8:Raw.Q11</svg:desc>
                </draw:g>
              </table:table-cell>
              <table:table-cell office:value-type="float" office:value="24">
                <text:p>24</text:p>
                <draw:g>
                  <svg:desc>Raw.R8:Raw.R11</svg:desc>
                </draw:g>
              </table:table-cell>
              <table:table-cell office:value-type="float" office:value="26">
                <text:p>26</text:p>
                <draw:g>
                  <svg:desc>Raw.S8:Raw.S11</svg:desc>
                </draw:g>
              </table:table-cell>
              <table:table-cell office:value-type="float" office:value="26">
                <text:p>26</text:p>
                <draw:g>
                  <svg:desc>Raw.T8:Raw.T11</svg:desc>
                </draw:g>
              </table:table-cell>
              <table:table-cell office:value-type="float" office:value="28">
                <text:p>28</text:p>
                <draw:g>
                  <svg:desc>Raw.U8:Raw.U11</svg:desc>
                </draw:g>
              </table:table-cell>
              <table:table-cell office:value-type="float" office:value="35">
                <text:p>35</text:p>
                <draw:g>
                  <svg:desc>Raw.V8:Raw.V11</svg:desc>
                </draw:g>
              </table:table-cell>
              <table:table-cell office:value-type="float" office:value="50">
                <text:p>50</text:p>
                <draw:g>
                  <svg:desc>Raw.W8:Raw.W11</svg:desc>
                </draw:g>
              </table:table-cell>
            </table:table-row>
            <table:table-row>
              <table:table-cell office:value-type="string">
                <text:p>Terrain price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House price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